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ForMaxExploredEqualto-Ratio-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expl.</text:p>
          </table:table-cell>
          <table:table-cell office:value-type="float" office:value="406" calcext:value-type="float">
            <text:p>406</text:p>
          </table:table-cell>
          <table:table-cell office:value-type="float" office:value="812" calcext:value-type="float">
            <text:p>812</text:p>
          </table:table-cell>
          <table:table-cell office:value-type="float" office:value="1218" calcext:value-type="float">
            <text:p>1218</text:p>
          </table:table-cell>
          <table:table-cell office:value-type="float" office:value="1624" calcext:value-type="float">
            <text:p>1624</text:p>
          </table:table-cell>
          <table:table-cell office:value-type="float" office:value="2030" calcext:value-type="float">
            <text:p>2030</text:p>
          </table:table-cell>
          <table:table-cell office:value-type="float" office:value="2436" calcext:value-type="float">
            <text:p>2436</text:p>
          </table:table-cell>
          <table:table-cell office:value-type="float" office:value="2842" calcext:value-type="float">
            <text:p>2842</text:p>
          </table:table-cell>
          <table:table-cell office:value-type="float" office:value="3248" calcext:value-type="float">
            <text:p>3248</text:p>
          </table:table-cell>
          <table:table-cell office:value-type="float" office:value="3654" calcext:value-type="float">
            <text:p>3654</text:p>
          </table:table-cell>
          <table:table-cell office:value-type="float" office:value="4061" calcext:value-type="float">
            <text:p>4061</text:p>
          </table:table-cell>
          <table:table-cell office:value-type="float" office:value="4467" calcext:value-type="float">
            <text:p>4467</text:p>
          </table:table-cell>
          <table:table-cell office:value-type="float" office:value="4873" calcext:value-type="float">
            <text:p>4873</text:p>
          </table:table-cell>
          <table:table-cell office:value-type="float" office:value="5279" calcext:value-type="float">
            <text:p>5279</text:p>
          </table:table-cell>
          <table:table-cell office:value-type="float" office:value="5685" calcext:value-type="float">
            <text:p>5685</text:p>
          </table:table-cell>
          <table:table-cell office:value-type="float" office:value="6091" calcext:value-type="float">
            <text:p>6091</text:p>
          </table:table-cell>
          <table:table-cell office:value-type="float" office:value="6497" calcext:value-type="float">
            <text:p>6497</text:p>
          </table:table-cell>
          <table:table-cell office:value-type="float" office:value="6903" calcext:value-type="float">
            <text:p>6903</text:p>
          </table:table-cell>
          <table:table-cell office:value-type="float" office:value="7309" calcext:value-type="float">
            <text:p>7309</text:p>
          </table:table-cell>
          <table:table-cell office:value-type="float" office:value="7715" calcext:value-type="float">
            <text:p>7715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71" calcext:value-type="float">
            <text:p>271</text:p>
          </table:table-cell>
          <table:table-cell office:value-type="float" office:value="662" calcext:value-type="float">
            <text:p>662</text:p>
          </table:table-cell>
          <table:table-cell table:number-columns-repeated="4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4" office:value-type="float" office:value="0.64" calcext:value-type="float">
            <text:p>0.64</text:p>
          </table:table-cell>
          <table:table-cell table:number-columns-repeated="2" office:value-type="float" office:value="2.24" calcext:value-type="float">
            <text:p>2.24</text:p>
          </table:table-cell>
          <table:table-cell table:number-columns-repeated="6" office:value-type="float" office:value="10.26" calcext:value-type="float">
            <text:p>10.26</text:p>
          </table:table-cell>
          <table:table-cell table:number-columns-repeated="2" office:value-type="float" office:value="25.21" calcext:value-type="float">
            <text:p>25.21</text:p>
          </table:table-cell>
          <table:table-cell office:value-type="float" office:value="28.95" calcext:value-type="float">
            <text:p>28.95</text:p>
          </table:table-cell>
          <table:table-cell office:value-type="float" office:value="70.73" calcext:value-type="float">
            <text:p>70.7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expl.</text:p>
          </table:table-cell>
          <table:table-cell office:value-type="float" office:value="588905" calcext:value-type="float">
            <text:p>588905</text:p>
          </table:table-cell>
          <table:table-cell office:value-type="float" office:value="1177810" calcext:value-type="float">
            <text:p>1177810</text:p>
          </table:table-cell>
          <table:table-cell office:value-type="float" office:value="1766716" calcext:value-type="float">
            <text:p>1766716</text:p>
          </table:table-cell>
          <table:table-cell office:value-type="float" office:value="2355621" calcext:value-type="float">
            <text:p>2355621</text:p>
          </table:table-cell>
          <table:table-cell office:value-type="float" office:value="2944526" calcext:value-type="float">
            <text:p>2944526</text:p>
          </table:table-cell>
          <table:table-cell office:value-type="float" office:value="3533432" calcext:value-type="float">
            <text:p>3533432</text:p>
          </table:table-cell>
          <table:table-cell office:value-type="float" office:value="4122337" calcext:value-type="float">
            <text:p>4122337</text:p>
          </table:table-cell>
          <table:table-cell office:value-type="float" office:value="4711242" calcext:value-type="float">
            <text:p>4711242</text:p>
          </table:table-cell>
          <table:table-cell office:value-type="float" office:value="5300148" calcext:value-type="float">
            <text:p>5300148</text:p>
          </table:table-cell>
          <table:table-cell office:value-type="float" office:value="5889053" calcext:value-type="float">
            <text:p>5889053</text:p>
          </table:table-cell>
          <table:table-cell office:value-type="float" office:value="6477958" calcext:value-type="float">
            <text:p>6477958</text:p>
          </table:table-cell>
          <table:table-cell office:value-type="float" office:value="7066864" calcext:value-type="float">
            <text:p>7066864</text:p>
          </table:table-cell>
          <table:table-cell office:value-type="float" office:value="7655769" calcext:value-type="float">
            <text:p>7655769</text:p>
          </table:table-cell>
          <table:table-cell office:value-type="float" office:value="8244674" calcext:value-type="float">
            <text:p>8244674</text:p>
          </table:table-cell>
          <table:table-cell office:value-type="float" office:value="8833580" calcext:value-type="float">
            <text:p>8833580</text:p>
          </table:table-cell>
          <table:table-cell office:value-type="float" office:value="9422485" calcext:value-type="float">
            <text:p>9422485</text:p>
          </table:table-cell>
          <table:table-cell office:value-type="float" office:value="10011390" calcext:value-type="float">
            <text:p>10011390</text:p>
          </table:table-cell>
          <table:table-cell office:value-type="float" office:value="10600296" calcext:value-type="float">
            <text:p>10600296</text:p>
          </table:table-cell>
          <table:table-cell office:value-type="float" office:value="11189201" calcext:value-type="float">
            <text:p>11189201</text:p>
          </table:table-cell>
          <table:table-cell office:value-type="float" office:value="11778107" calcext:value-type="float">
            <text:p>11778107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460" calcext:value-type="float">
            <text:p>460</text:p>
          </table:table-cell>
          <table:table-cell office:value-type="float" office:value="12010" calcext:value-type="float">
            <text:p>12010</text:p>
          </table:table-cell>
          <table:table-cell office:value-type="float" office:value="73073" calcext:value-type="float">
            <text:p>73073</text:p>
          </table:table-cell>
          <table:table-cell office:value-type="float" office:value="531760" calcext:value-type="float">
            <text:p>531760</text:p>
          </table:table-cell>
          <table:table-cell office:value-type="float" office:value="711042" calcext:value-type="float">
            <text:p>711042</text:p>
          </table:table-cell>
          <table:table-cell office:value-type="float" office:value="1217478" calcext:value-type="float">
            <text:p>1217478</text:p>
          </table:table-cell>
          <table:table-cell office:value-type="float" office:value="1556280" calcext:value-type="float">
            <text:p>1556280</text:p>
          </table:table-cell>
          <table:table-cell office:value-type="float" office:value="2139422" calcext:value-type="float">
            <text:p>2139422</text:p>
          </table:table-cell>
          <table:table-cell office:value-type="float" office:value="2722550" calcext:value-type="float">
            <text:p>2722550</text:p>
          </table:table-cell>
          <table:table-cell office:value-type="float" office:value="3305660" calcext:value-type="float">
            <text:p>3305660</text:p>
          </table:table-cell>
          <table:table-cell office:value-type="float" office:value="3888750" calcext:value-type="float">
            <text:p>3888750</text:p>
          </table:table-cell>
          <table:table-cell office:value-type="float" office:value="4471832" calcext:value-type="float">
            <text:p>4471832</text:p>
          </table:table-cell>
          <table:table-cell office:value-type="float" office:value="5054843" calcext:value-type="float">
            <text:p>5054843</text:p>
          </table:table-cell>
          <table:table-cell office:value-type="float" office:value="5636357" calcext:value-type="float">
            <text:p>5636357</text:p>
          </table:table-cell>
          <table:table-cell office:value-type="float" office:value="6209085" calcext:value-type="float">
            <text:p>6209085</text:p>
          </table:table-cell>
          <table:table-cell office:value-type="float" office:value="6781758" calcext:value-type="float">
            <text:p>6781758</text:p>
          </table:table-cell>
          <table:table-cell office:value-type="float" office:value="7354311" calcext:value-type="float">
            <text:p>7354311</text:p>
          </table:table-cell>
          <table:table-cell office:value-type="float" office:value="7916993" calcext:value-type="float">
            <text:p>7916993</text:p>
          </table:table-cell>
          <table:table-cell office:value-type="float" office:value="8471044" calcext:value-type="float">
            <text:p>8471044</text:p>
          </table:table-cell>
          <table:table-cell office:value-type="float" office:value="8746120" calcext:value-type="float">
            <text:p>8746120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84" calcext:value-type="float">
            <text:p>0.84</text:p>
          </table:table-cell>
          <table:table-cell office:value-type="float" office:value="6.08" calcext:value-type="float">
            <text:p>6.08</text:p>
          </table:table-cell>
          <table:table-cell office:value-type="float" office:value="8.13" calcext:value-type="float">
            <text:p>8.13</text:p>
          </table:table-cell>
          <table:table-cell office:value-type="float" office:value="13.92" calcext:value-type="float">
            <text:p>13.92</text:p>
          </table:table-cell>
          <table:table-cell office:value-type="float" office:value="17.79" calcext:value-type="float">
            <text:p>17.79</text:p>
          </table:table-cell>
          <table:table-cell office:value-type="float" office:value="24.46" calcext:value-type="float">
            <text:p>24.46</text:p>
          </table:table-cell>
          <table:table-cell office:value-type="float" office:value="31.13" calcext:value-type="float">
            <text:p>31.13</text:p>
          </table:table-cell>
          <table:table-cell office:value-type="float" office:value="37.8" calcext:value-type="float">
            <text:p>37.8</text:p>
          </table:table-cell>
          <table:table-cell office:value-type="float" office:value="44.46" calcext:value-type="float">
            <text:p>44.46</text:p>
          </table:table-cell>
          <table:table-cell office:value-type="float" office:value="51.13" calcext:value-type="float">
            <text:p>51.13</text:p>
          </table:table-cell>
          <table:table-cell office:value-type="float" office:value="57.8" calcext:value-type="float">
            <text:p>57.8</text:p>
          </table:table-cell>
          <table:table-cell office:value-type="float" office:value="64.44" calcext:value-type="float">
            <text:p>64.44</text:p>
          </table:table-cell>
          <table:table-cell office:value-type="float" office:value="70.99" calcext:value-type="float">
            <text:p>70.99</text:p>
          </table:table-cell>
          <table:table-cell office:value-type="float" office:value="77.54" calcext:value-type="float">
            <text:p>77.54</text:p>
          </table:table-cell>
          <table:table-cell office:value-type="float" office:value="84.09" calcext:value-type="float">
            <text:p>84.09</text:p>
          </table:table-cell>
          <table:table-cell office:value-type="float" office:value="90.52" calcext:value-type="float">
            <text:p>90.52</text:p>
          </table:table-cell>
          <table:table-cell office:value-type="float" office:value="96.85" calcext:value-type="float">
            <text:p>96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expl.</text:p>
          </table:table-cell>
          <table:table-cell office:value-type="float" office:value="7536373" calcext:value-type="float">
            <text:p>7536373</text:p>
          </table:table-cell>
          <table:table-cell office:value-type="float" office:value="15072747" calcext:value-type="float">
            <text:p>15072747</text:p>
          </table:table-cell>
          <table:table-cell office:value-type="float" office:value="22609120" calcext:value-type="float">
            <text:p>22609120</text:p>
          </table:table-cell>
          <table:table-cell office:value-type="float" office:value="30145494" calcext:value-type="float">
            <text:p>30145494</text:p>
          </table:table-cell>
          <table:table-cell office:value-type="float" office:value="37681867" calcext:value-type="float">
            <text:p>37681867</text:p>
          </table:table-cell>
          <table:table-cell office:value-type="float" office:value="45218241" calcext:value-type="float">
            <text:p>45218241</text:p>
          </table:table-cell>
          <table:table-cell office:value-type="float" office:value="52754614" calcext:value-type="float">
            <text:p>52754614</text:p>
          </table:table-cell>
          <table:table-cell office:value-type="float" office:value="60290988" calcext:value-type="float">
            <text:p>60290988</text:p>
          </table:table-cell>
          <table:table-cell office:value-type="float" office:value="67827361" calcext:value-type="float">
            <text:p>67827361</text:p>
          </table:table-cell>
          <table:table-cell office:value-type="float" office:value="75363735" calcext:value-type="float">
            <text:p>75363735</text:p>
          </table:table-cell>
          <table:table-cell office:value-type="float" office:value="82900109" calcext:value-type="float">
            <text:p>82900109</text:p>
          </table:table-cell>
          <table:table-cell office:value-type="float" office:value="90436482" calcext:value-type="float">
            <text:p>90436482</text:p>
          </table:table-cell>
          <table:table-cell office:value-type="float" office:value="97972856" calcext:value-type="float">
            <text:p>97972856</text:p>
          </table:table-cell>
          <table:table-cell office:value-type="float" office:value="105509229" calcext:value-type="float">
            <text:p>105509229</text:p>
          </table:table-cell>
          <table:table-cell office:value-type="float" office:value="113045603" calcext:value-type="float">
            <text:p>113045603</text:p>
          </table:table-cell>
          <table:table-cell office:value-type="float" office:value="120581976" calcext:value-type="float">
            <text:p>120581976</text:p>
          </table:table-cell>
          <table:table-cell office:value-type="float" office:value="128118350" calcext:value-type="float">
            <text:p>128118350</text:p>
          </table:table-cell>
          <table:table-cell office:value-type="float" office:value="135654723" calcext:value-type="float">
            <text:p>135654723</text:p>
          </table:table-cell>
          <table:table-cell office:value-type="float" office:value="143191097" calcext:value-type="float">
            <text:p>143191097</text:p>
          </table:table-cell>
          <table:table-cell office:value-type="float" office:value="150727471" calcext:value-type="float">
            <text:p>150727471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1032787" calcext:value-type="float">
            <text:p>1032787</text:p>
          </table:table-cell>
          <table:table-cell office:value-type="float" office:value="5827638" calcext:value-type="float">
            <text:p>5827638</text:p>
          </table:table-cell>
          <table:table-cell office:value-type="float" office:value="13286403" calcext:value-type="float">
            <text:p>13286403</text:p>
          </table:table-cell>
          <table:table-cell office:value-type="float" office:value="20401942" calcext:value-type="float">
            <text:p>20401942</text:p>
          </table:table-cell>
          <table:table-cell office:value-type="float" office:value="25609555" calcext:value-type="float">
            <text:p>25609555</text:p>
          </table:table-cell>
          <table:table-cell office:value-type="float" office:value="31821585" calcext:value-type="float">
            <text:p>31821585</text:p>
          </table:table-cell>
          <table:table-cell office:value-type="float" office:value="37929672" calcext:value-type="float">
            <text:p>37929672</text:p>
          </table:table-cell>
          <table:table-cell office:value-type="float" office:value="44144819" calcext:value-type="float">
            <text:p>44144819</text:p>
          </table:table-cell>
          <table:table-cell office:value-type="float" office:value="50249787" calcext:value-type="float">
            <text:p>50249787</text:p>
          </table:table-cell>
          <table:table-cell office:value-type="float" office:value="56468067" calcext:value-type="float">
            <text:p>56468067</text:p>
          </table:table-cell>
          <table:table-cell office:value-type="float" office:value="62569889" calcext:value-type="float">
            <text:p>62569889</text:p>
          </table:table-cell>
          <table:table-cell office:value-type="float" office:value="68791304" calcext:value-type="float">
            <text:p>68791304</text:p>
          </table:table-cell>
          <table:table-cell office:value-type="float" office:value="74889871" calcext:value-type="float">
            <text:p>74889871</text:p>
          </table:table-cell>
          <table:table-cell office:value-type="float" office:value="81114531" calcext:value-type="float">
            <text:p>81114531</text:p>
          </table:table-cell>
          <table:table-cell office:value-type="float" office:value="87208985" calcext:value-type="float">
            <text:p>87208985</text:p>
          </table:table-cell>
          <table:table-cell office:value-type="float" office:value="93437740" calcext:value-type="float">
            <text:p>93437740</text:p>
          </table:table-cell>
          <table:table-cell office:value-type="float" office:value="99528097" calcext:value-type="float">
            <text:p>99528097</text:p>
          </table:table-cell>
          <table:table-cell office:value-type="float" office:value="105760968" calcext:value-type="float">
            <text:p>105760968</text:p>
          </table:table-cell>
          <table:table-cell office:value-type="float" office:value="111847200" calcext:value-type="float">
            <text:p>111847200</text:p>
          </table:table-cell>
          <table:table-cell office:value-type="float" office:value="117157172" calcext:value-type="float">
            <text:p>11715717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0.88" calcext:value-type="float">
            <text:p>0.88</text:p>
          </table:table-cell>
          <table:table-cell office:value-type="float" office:value="4.97" calcext:value-type="float">
            <text:p>4.97</text:p>
          </table:table-cell>
          <table:table-cell office:value-type="float" office:value="11.34" calcext:value-type="float">
            <text:p>11.34</text:p>
          </table:table-cell>
          <table:table-cell office:value-type="float" office:value="17.41" calcext:value-type="float">
            <text:p>17.41</text:p>
          </table:table-cell>
          <table:table-cell office:value-type="float" office:value="21.86" calcext:value-type="float">
            <text:p>21.86</text:p>
          </table:table-cell>
          <table:table-cell office:value-type="float" office:value="27.16" calcext:value-type="float">
            <text:p>27.16</text:p>
          </table:table-cell>
          <table:table-cell office:value-type="float" office:value="32.38" calcext:value-type="float">
            <text:p>32.38</text:p>
          </table:table-cell>
          <table:table-cell office:value-type="float" office:value="37.68" calcext:value-type="float">
            <text:p>37.68</text:p>
          </table:table-cell>
          <table:table-cell office:value-type="float" office:value="42.89" calcext:value-type="float">
            <text:p>42.89</text:p>
          </table:table-cell>
          <table:table-cell office:value-type="float" office:value="48.2" calcext:value-type="float">
            <text:p>48.2</text:p>
          </table:table-cell>
          <table:table-cell office:value-type="float" office:value="53.41" calcext:value-type="float">
            <text:p>53.41</text:p>
          </table:table-cell>
          <table:table-cell office:value-type="float" office:value="58.72" calcext:value-type="float">
            <text:p>58.72</text:p>
          </table:table-cell>
          <table:table-cell office:value-type="float" office:value="63.92" calcext:value-type="float">
            <text:p>63.92</text:p>
          </table:table-cell>
          <table:table-cell office:value-type="float" office:value="69.24" calcext:value-type="float">
            <text:p>69.24</text:p>
          </table:table-cell>
          <table:table-cell office:value-type="float" office:value="74.44" calcext:value-type="float">
            <text:p>74.44</text:p>
          </table:table-cell>
          <table:table-cell office:value-type="float" office:value="79.75" calcext:value-type="float">
            <text:p>79.75</text:p>
          </table:table-cell>
          <table:table-cell office:value-type="float" office:value="84.95" calcext:value-type="float">
            <text:p>84.95</text:p>
          </table:table-cell>
          <table:table-cell office:value-type="float" office:value="90.27" calcext:value-type="float">
            <text:p>90.27</text:p>
          </table:table-cell>
          <table:table-cell office:value-type="float" office:value="95.47" calcext:value-type="float">
            <text:p>95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14.57" calcext:value-type="float">
            <text:p>14.57</text:p>
          </table:table-cell>
          <table:table-cell office:value-type="float" office:value="22.52" calcext:value-type="float">
            <text:p>22.52</text:p>
          </table:table-cell>
          <table:table-cell office:value-type="float" office:value="29.8" calcext:value-type="float">
            <text:p>29.8</text:p>
          </table:table-cell>
          <table:table-cell office:value-type="float" office:value="37.75" calcext:value-type="float">
            <text:p>37.75</text:p>
          </table:table-cell>
          <table:table-cell office:value-type="float" office:value="45.03" calcext:value-type="float">
            <text:p>45.03</text:p>
          </table:table-cell>
          <table:table-cell office:value-type="float" office:value="52.32" calcext:value-type="float">
            <text:p>52.32</text:p>
          </table:table-cell>
          <table:table-cell office:value-type="float" office:value="60.26" calcext:value-type="float">
            <text:p>60.26</text:p>
          </table:table-cell>
          <table:table-cell office:value-type="float" office:value="67.55" calcext:value-type="float">
            <text:p>67.55</text:p>
          </table:table-cell>
          <table:table-cell office:value-type="float" office:value="75.5" calcext:value-type="float">
            <text:p>75.5</text:p>
          </table:table-cell>
          <table:table-cell office:value-type="float" office:value="82.78" calcext:value-type="float">
            <text:p>82.78</text:p>
          </table:table-cell>
          <table:table-cell office:value-type="float" office:value="90.73" calcext:value-type="float">
            <text:p>90.73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4751" calcext:value-type="float">
            <text:p>4751</text:p>
          </table:table-cell>
          <table:table-cell office:value-type="float" office:value="9502" calcext:value-type="float">
            <text:p>9502</text:p>
          </table:table-cell>
          <table:table-cell office:value-type="float" office:value="14253" calcext:value-type="float">
            <text:p>14253</text:p>
          </table:table-cell>
          <table:table-cell office:value-type="float" office:value="19004" calcext:value-type="float">
            <text:p>19004</text:p>
          </table:table-cell>
          <table:table-cell office:value-type="float" office:value="23755" calcext:value-type="float">
            <text:p>23755</text:p>
          </table:table-cell>
          <table:table-cell office:value-type="float" office:value="28506" calcext:value-type="float">
            <text:p>28506</text:p>
          </table:table-cell>
          <table:table-cell office:value-type="float" office:value="33257" calcext:value-type="float">
            <text:p>33257</text:p>
          </table:table-cell>
          <table:table-cell office:value-type="float" office:value="38008" calcext:value-type="float">
            <text:p>38008</text:p>
          </table:table-cell>
          <table:table-cell office:value-type="float" office:value="42759" calcext:value-type="float">
            <text:p>42759</text:p>
          </table:table-cell>
          <table:table-cell office:value-type="float" office:value="47510" calcext:value-type="float">
            <text:p>47510</text:p>
          </table:table-cell>
          <table:table-cell office:value-type="float" office:value="52261" calcext:value-type="float">
            <text:p>52261</text:p>
          </table:table-cell>
          <table:table-cell office:value-type="float" office:value="57012" calcext:value-type="float">
            <text:p>57012</text:p>
          </table:table-cell>
          <table:table-cell office:value-type="float" office:value="61763" calcext:value-type="float">
            <text:p>61763</text:p>
          </table:table-cell>
          <table:table-cell office:value-type="float" office:value="66514" calcext:value-type="float">
            <text:p>66514</text:p>
          </table:table-cell>
          <table:table-cell office:value-type="float" office:value="71265" calcext:value-type="float">
            <text:p>71265</text:p>
          </table:table-cell>
          <table:table-cell office:value-type="float" office:value="76016" calcext:value-type="float">
            <text:p>76016</text:p>
          </table:table-cell>
          <table:table-cell office:value-type="float" office:value="80767" calcext:value-type="float">
            <text:p>80767</text:p>
          </table:table-cell>
          <table:table-cell office:value-type="float" office:value="85518" calcext:value-type="float">
            <text:p>85518</text:p>
          </table:table-cell>
          <table:table-cell office:value-type="float" office:value="90269" calcext:value-type="float">
            <text:p>90269</text:p>
          </table:table-cell>
          <table:table-cell office:value-type="float" office:value="95020" calcext:value-type="float">
            <text:p>9502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4615" calcext:value-type="float">
            <text:p>4615</text:p>
          </table:table-cell>
          <table:table-cell office:value-type="float" office:value="9366" calcext:value-type="float">
            <text:p>9366</text:p>
          </table:table-cell>
          <table:table-cell office:value-type="float" office:value="14117" calcext:value-type="float">
            <text:p>14117</text:p>
          </table:table-cell>
          <table:table-cell office:value-type="float" office:value="18868" calcext:value-type="float">
            <text:p>18868</text:p>
          </table:table-cell>
          <table:table-cell office:value-type="float" office:value="23619" calcext:value-type="float">
            <text:p>23619</text:p>
          </table:table-cell>
          <table:table-cell office:value-type="float" office:value="28370" calcext:value-type="float">
            <text:p>28370</text:p>
          </table:table-cell>
          <table:table-cell office:value-type="float" office:value="33121" calcext:value-type="float">
            <text:p>33121</text:p>
          </table:table-cell>
          <table:table-cell office:value-type="float" office:value="37872" calcext:value-type="float">
            <text:p>37872</text:p>
          </table:table-cell>
          <table:table-cell office:value-type="float" office:value="42623" calcext:value-type="float">
            <text:p>42623</text:p>
          </table:table-cell>
          <table:table-cell office:value-type="float" office:value="47374" calcext:value-type="float">
            <text:p>47374</text:p>
          </table:table-cell>
          <table:table-cell office:value-type="float" office:value="52125" calcext:value-type="float">
            <text:p>52125</text:p>
          </table:table-cell>
          <table:table-cell office:value-type="float" office:value="56876" calcext:value-type="float">
            <text:p>56876</text:p>
          </table:table-cell>
          <table:table-cell office:value-type="float" office:value="61627" calcext:value-type="float">
            <text:p>61627</text:p>
          </table:table-cell>
          <table:table-cell office:value-type="float" office:value="66378" calcext:value-type="float">
            <text:p>66378</text:p>
          </table:table-cell>
          <table:table-cell office:value-type="float" office:value="71129" calcext:value-type="float">
            <text:p>71129</text:p>
          </table:table-cell>
          <table:table-cell office:value-type="float" office:value="75880" calcext:value-type="float">
            <text:p>75880</text:p>
          </table:table-cell>
          <table:table-cell office:value-type="float" office:value="80631" calcext:value-type="float">
            <text:p>80631</text:p>
          </table:table-cell>
          <table:table-cell office:value-type="float" office:value="85382" calcext:value-type="float">
            <text:p>85382</text:p>
          </table:table-cell>
          <table:table-cell office:value-type="float" office:value="90133" calcext:value-type="float">
            <text:p>90133</text:p>
          </table:table-cell>
          <table:table-cell office:value-type="float" office:value="94828" calcext:value-type="float">
            <text:p>94828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87" calcext:value-type="float">
            <text:p>4.87</text:p>
          </table:table-cell>
          <table:table-cell office:value-type="float" office:value="9.88" calcext:value-type="float">
            <text:p>9.88</text:p>
          </table:table-cell>
          <table:table-cell office:value-type="float" office:value="14.89" calcext:value-type="float">
            <text:p>14.89</text:p>
          </table:table-cell>
          <table:table-cell office:value-type="float" office:value="19.9" calcext:value-type="float">
            <text:p>19.9</text:p>
          </table:table-cell>
          <table:table-cell office:value-type="float" office:value="24.91" calcext:value-type="float">
            <text:p>24.91</text:p>
          </table:table-cell>
          <table:table-cell office:value-type="float" office:value="29.92" calcext:value-type="float">
            <text:p>29.92</text:p>
          </table:table-cell>
          <table:table-cell office:value-type="float" office:value="34.93" calcext:value-type="float">
            <text:p>34.93</text:p>
          </table:table-cell>
          <table:table-cell office:value-type="float" office:value="39.94" calcext:value-type="float">
            <text:p>39.94</text:p>
          </table:table-cell>
          <table:table-cell office:value-type="float" office:value="44.95" calcext:value-type="float">
            <text:p>44.95</text:p>
          </table:table-cell>
          <table:table-cell office:value-type="float" office:value="49.96" calcext:value-type="float">
            <text:p>49.96</text:p>
          </table:table-cell>
          <table:table-cell office:value-type="float" office:value="54.97" calcext:value-type="float">
            <text:p>54.97</text:p>
          </table:table-cell>
          <table:table-cell office:value-type="float" office:value="59.98" calcext:value-type="float">
            <text:p>59.98</text:p>
          </table:table-cell>
          <table:table-cell office:value-type="float" office:value="64.99" calcext:value-type="float">
            <text:p>64.99</text:p>
          </table:table-cell>
          <table:table-cell office:value-type="float" office:value="70" calcext:value-type="float">
            <text:p>70</text:p>
          </table:table-cell>
          <table:table-cell office:value-type="float" office:value="75.01" calcext:value-type="float">
            <text:p>75.01</text:p>
          </table:table-cell>
          <table:table-cell office:value-type="float" office:value="80.02" calcext:value-type="float">
            <text:p>80.02</text:p>
          </table:table-cell>
          <table:table-cell office:value-type="float" office:value="85.03" calcext:value-type="float">
            <text:p>85.03</text:p>
          </table:table-cell>
          <table:table-cell office:value-type="float" office:value="90.04" calcext:value-type="float">
            <text:p>90.04</text:p>
          </table:table-cell>
          <table:table-cell office:value-type="float" office:value="95.05" calcext:value-type="float">
            <text:p>95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28141" calcext:value-type="float">
            <text:p>28141</text:p>
          </table:table-cell>
          <table:table-cell office:value-type="float" office:value="56282" calcext:value-type="float">
            <text:p>56282</text:p>
          </table:table-cell>
          <table:table-cell office:value-type="float" office:value="84423" calcext:value-type="float">
            <text:p>84423</text:p>
          </table:table-cell>
          <table:table-cell office:value-type="float" office:value="112564" calcext:value-type="float">
            <text:p>112564</text:p>
          </table:table-cell>
          <table:table-cell office:value-type="float" office:value="140705" calcext:value-type="float">
            <text:p>140705</text:p>
          </table:table-cell>
          <table:table-cell office:value-type="float" office:value="168846" calcext:value-type="float">
            <text:p>168846</text:p>
          </table:table-cell>
          <table:table-cell office:value-type="float" office:value="196988" calcext:value-type="float">
            <text:p>196988</text:p>
          </table:table-cell>
          <table:table-cell office:value-type="float" office:value="225129" calcext:value-type="float">
            <text:p>225129</text:p>
          </table:table-cell>
          <table:table-cell office:value-type="float" office:value="253270" calcext:value-type="float">
            <text:p>253270</text:p>
          </table:table-cell>
          <table:table-cell office:value-type="float" office:value="281411" calcext:value-type="float">
            <text:p>281411</text:p>
          </table:table-cell>
          <table:table-cell office:value-type="float" office:value="309552" calcext:value-type="float">
            <text:p>309552</text:p>
          </table:table-cell>
          <table:table-cell office:value-type="float" office:value="337693" calcext:value-type="float">
            <text:p>337693</text:p>
          </table:table-cell>
          <table:table-cell office:value-type="float" office:value="365834" calcext:value-type="float">
            <text:p>365834</text:p>
          </table:table-cell>
          <table:table-cell office:value-type="float" office:value="393976" calcext:value-type="float">
            <text:p>393976</text:p>
          </table:table-cell>
          <table:table-cell office:value-type="float" office:value="422117" calcext:value-type="float">
            <text:p>422117</text:p>
          </table:table-cell>
          <table:table-cell office:value-type="float" office:value="450258" calcext:value-type="float">
            <text:p>450258</text:p>
          </table:table-cell>
          <table:table-cell office:value-type="float" office:value="478399" calcext:value-type="float">
            <text:p>478399</text:p>
          </table:table-cell>
          <table:table-cell office:value-type="float" office:value="506540" calcext:value-type="float">
            <text:p>506540</text:p>
          </table:table-cell>
          <table:table-cell office:value-type="float" office:value="534681" calcext:value-type="float">
            <text:p>534681</text:p>
          </table:table-cell>
          <table:table-cell office:value-type="float" office:value="562823" calcext:value-type="float">
            <text:p>562823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27975" calcext:value-type="float">
            <text:p>27975</text:p>
          </table:table-cell>
          <table:table-cell office:value-type="float" office:value="56116" calcext:value-type="float">
            <text:p>56116</text:p>
          </table:table-cell>
          <table:table-cell office:value-type="float" office:value="84257" calcext:value-type="float">
            <text:p>8425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40539" calcext:value-type="float">
            <text:p>140539</text:p>
          </table:table-cell>
          <table:table-cell office:value-type="float" office:value="168680" calcext:value-type="float">
            <text:p>168680</text:p>
          </table:table-cell>
          <table:table-cell office:value-type="float" office:value="196822" calcext:value-type="float">
            <text:p>196822</text:p>
          </table:table-cell>
          <table:table-cell office:value-type="float" office:value="224963" calcext:value-type="float">
            <text:p>224963</text:p>
          </table:table-cell>
          <table:table-cell office:value-type="float" office:value="253104" calcext:value-type="float">
            <text:p>253104</text:p>
          </table:table-cell>
          <table:table-cell office:value-type="float" office:value="281245" calcext:value-type="float">
            <text:p>281245</text:p>
          </table:table-cell>
          <table:table-cell office:value-type="float" office:value="309386" calcext:value-type="float">
            <text:p>309386</text:p>
          </table:table-cell>
          <table:table-cell office:value-type="float" office:value="337527" calcext:value-type="float">
            <text:p>337527</text:p>
          </table:table-cell>
          <table:table-cell office:value-type="float" office:value="365668" calcext:value-type="float">
            <text:p>365668</text:p>
          </table:table-cell>
          <table:table-cell office:value-type="float" office:value="393810" calcext:value-type="float">
            <text:p>393810</text:p>
          </table:table-cell>
          <table:table-cell office:value-type="float" office:value="421951" calcext:value-type="float">
            <text:p>421951</text:p>
          </table:table-cell>
          <table:table-cell office:value-type="float" office:value="450092" calcext:value-type="float">
            <text:p>450092</text:p>
          </table:table-cell>
          <table:table-cell office:value-type="float" office:value="478233" calcext:value-type="float">
            <text:p>478233</text:p>
          </table:table-cell>
          <table:table-cell office:value-type="float" office:value="506374" calcext:value-type="float">
            <text:p>506374</text:p>
          </table:table-cell>
          <table:table-cell office:value-type="float" office:value="534515" calcext:value-type="float">
            <text:p>534515</text:p>
          </table:table-cell>
          <table:table-cell office:value-type="float" office:value="562595" calcext:value-type="float">
            <text:p>56259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97" calcext:value-type="float">
            <text:p>4.97</text:p>
          </table:table-cell>
          <table:table-cell office:value-type="float" office:value="9.97" calcext:value-type="float">
            <text:p>9.97</text:p>
          </table:table-cell>
          <table:table-cell office:value-type="float" office:value="14.98" calcext:value-type="float">
            <text:p>14.98</text:p>
          </table:table-cell>
          <table:table-cell office:value-type="float" office:value="19.98" calcext:value-type="float">
            <text:p>19.98</text:p>
          </table:table-cell>
          <table:table-cell office:value-type="float" office:value="24.98" calcext:value-type="float">
            <text:p>24.98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8" calcext:value-type="float">
            <text:p>34.98</text:p>
          </table:table-cell>
          <table:table-cell office:value-type="float" office:value="39.99" calcext:value-type="float">
            <text:p>39.99</text:p>
          </table:table-cell>
          <table:table-cell office:value-type="float" office:value="44.99" calcext:value-type="float">
            <text:p>44.99</text:p>
          </table:table-cell>
          <table:table-cell office:value-type="float" office:value="49.99" calcext:value-type="float">
            <text:p>49.99</text:p>
          </table:table-cell>
          <table:table-cell office:value-type="float" office:value="54.99" calcext:value-type="float">
            <text:p>54.99</text:p>
          </table:table-cell>
          <table:table-cell office:value-type="float" office:value="59.99" calcext:value-type="float">
            <text:p>59.9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1" calcext:value-type="float">
            <text:p>95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331" calcext:value-type="float">
            <text:p>331</text:p>
          </table:table-cell>
          <table:table-cell office:value-type="float" office:value="378" calcext:value-type="float">
            <text:p>378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615" calcext:value-type="float">
            <text:p>615</text:p>
          </table:table-cell>
          <table:table-cell office:value-type="float" office:value="662" calcext:value-type="float">
            <text:p>662</text:p>
          </table:table-cell>
          <table:table-cell office:value-type="float" office:value="710" calcext:value-type="float">
            <text:p>710</text:p>
          </table:table-cell>
          <table:table-cell office:value-type="float" office:value="757" calcext:value-type="float">
            <text:p>757</text:p>
          </table:table-cell>
          <table:table-cell office:value-type="float" office:value="804" calcext:value-type="float">
            <text:p>804</text:p>
          </table:table-cell>
          <table:table-cell office:value-type="float" office:value="852" calcext:value-type="float">
            <text:p>852</text:p>
          </table:table-cell>
          <table:table-cell office:value-type="float" office:value="899" calcext:value-type="float">
            <text:p>89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76" calcext:value-type="float">
            <text:p>4.76</text:p>
          </table:table-cell>
          <table:table-cell office:value-type="float" office:value="11.9" calcext:value-type="float">
            <text:p>11.9</text:p>
          </table:table-cell>
          <table:table-cell office:value-type="float" office:value="16.67" calcext:value-type="float">
            <text:p>16.67</text:p>
          </table:table-cell>
          <table:table-cell office:value-type="float" office:value="21.43" calcext:value-type="float">
            <text:p>21.43</text:p>
          </table:table-cell>
          <table:table-cell office:value-type="float" office:value="26.19" calcext:value-type="float">
            <text:p>26.19</text:p>
          </table:table-cell>
          <table:table-cell office:value-type="float" office:value="30.95" calcext:value-type="float">
            <text:p>30.95</text:p>
          </table:table-cell>
          <table:table-cell office:value-type="float" office:value="35.71" calcext:value-type="float">
            <text:p>3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45.24" calcext:value-type="float">
            <text:p>45.24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83.33" calcext:value-type="float">
            <text:p>83.33</text:p>
          </table:table-cell>
          <table:table-cell office:value-type="float" office:value="88.1" calcext:value-type="float">
            <text:p>88.1</text:p>
          </table:table-cell>
          <table:table-cell office:value-type="float" office:value="92.86" calcext:value-type="float">
            <text:p>92.86</text:p>
          </table:table-cell>
          <table:table-cell office:value-type="float" office:value="97.62" calcext:value-type="float">
            <text:p>97.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10522" calcext:value-type="float">
            <text:p>10522</text:p>
          </table:table-cell>
          <table:table-cell office:value-type="float" office:value="21044" calcext:value-type="float">
            <text:p>21044</text:p>
          </table:table-cell>
          <table:table-cell office:value-type="float" office:value="31566" calcext:value-type="float">
            <text:p>31566</text:p>
          </table:table-cell>
          <table:table-cell office:value-type="float" office:value="42088" calcext:value-type="float">
            <text:p>42088</text:p>
          </table:table-cell>
          <table:table-cell office:value-type="float" office:value="52611" calcext:value-type="float">
            <text:p>52611</text:p>
          </table:table-cell>
          <table:table-cell office:value-type="float" office:value="63133" calcext:value-type="float">
            <text:p>63133</text:p>
          </table:table-cell>
          <table:table-cell office:value-type="float" office:value="73655" calcext:value-type="float">
            <text:p>73655</text:p>
          </table:table-cell>
          <table:table-cell office:value-type="float" office:value="84177" calcext:value-type="float">
            <text:p>84177</text:p>
          </table:table-cell>
          <table:table-cell office:value-type="float" office:value="94699" calcext:value-type="float">
            <text:p>94699</text:p>
          </table:table-cell>
          <table:table-cell office:value-type="float" office:value="105222" calcext:value-type="float">
            <text:p>105222</text:p>
          </table:table-cell>
          <table:table-cell office:value-type="float" office:value="115744" calcext:value-type="float">
            <text:p>115744</text:p>
          </table:table-cell>
          <table:table-cell office:value-type="float" office:value="126266" calcext:value-type="float">
            <text:p>126266</text:p>
          </table:table-cell>
          <table:table-cell office:value-type="float" office:value="136788" calcext:value-type="float">
            <text:p>136788</text:p>
          </table:table-cell>
          <table:table-cell office:value-type="float" office:value="147310" calcext:value-type="float">
            <text:p>147310</text:p>
          </table:table-cell>
          <table:table-cell office:value-type="float" office:value="157833" calcext:value-type="float">
            <text:p>157833</text:p>
          </table:table-cell>
          <table:table-cell office:value-type="float" office:value="168355" calcext:value-type="float">
            <text:p>168355</text:p>
          </table:table-cell>
          <table:table-cell office:value-type="float" office:value="178877" calcext:value-type="float">
            <text:p>178877</text:p>
          </table:table-cell>
          <table:table-cell office:value-type="float" office:value="189399" calcext:value-type="float">
            <text:p>189399</text:p>
          </table:table-cell>
          <table:table-cell office:value-type="float" office:value="199921" calcext:value-type="float">
            <text:p>199921</text:p>
          </table:table-cell>
          <table:table-cell office:value-type="float" office:value="210444" calcext:value-type="float">
            <text:p>210444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253" calcext:value-type="float">
            <text:p>253</text:p>
          </table:table-cell>
          <table:table-cell office:value-type="float" office:value="499" calcext:value-type="float">
            <text:p>499</text:p>
          </table:table-cell>
          <table:table-cell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office:value-type="float" office:value="1241" calcext:value-type="float">
            <text:p>1241</text:p>
          </table:table-cell>
          <table:table-cell office:value-type="float" office:value="1473" calcext:value-type="float">
            <text:p>1473</text:p>
          </table:table-cell>
          <table:table-cell office:value-type="float" office:value="1726" calcext:value-type="float">
            <text:p>1726</text:p>
          </table:table-cell>
          <table:table-cell office:value-type="float" office:value="1971" calcext:value-type="float">
            <text:p>1971</text:p>
          </table:table-cell>
          <table:table-cell office:value-type="float" office:value="2221" calcext:value-type="float">
            <text:p>2221</text:p>
          </table:table-cell>
          <table:table-cell office:value-type="float" office:value="2468" calcext:value-type="float">
            <text:p>2468</text:p>
          </table:table-cell>
          <table:table-cell office:value-type="float" office:value="2712" calcext:value-type="float">
            <text:p>2712</text:p>
          </table:table-cell>
          <table:table-cell office:value-type="float" office:value="2948" calcext:value-type="float">
            <text:p>2948</text:p>
          </table:table-cell>
          <table:table-cell office:value-type="float" office:value="3199" calcext:value-type="float">
            <text:p>3199</text:p>
          </table:table-cell>
          <table:table-cell office:value-type="float" office:value="3444" calcext:value-type="float">
            <text:p>3444</text:p>
          </table:table-cell>
          <table:table-cell office:value-type="float" office:value="3689" calcext:value-type="float">
            <text:p>3689</text:p>
          </table:table-cell>
          <table:table-cell office:value-type="float" office:value="3924" calcext:value-type="float">
            <text:p>3924</text:p>
          </table:table-cell>
          <table:table-cell office:value-type="float" office:value="4168" calcext:value-type="float">
            <text:p>4168</text:p>
          </table:table-cell>
          <table:table-cell office:value-type="float" office:value="4409" calcext:value-type="float">
            <text:p>4409</text:p>
          </table:table-cell>
          <table:table-cell office:value-type="float" office:value="4646" calcext:value-type="float">
            <text:p>4646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2" calcext:value-type="float">
            <text:p>5.2</text:p>
          </table:table-cell>
          <table:table-cell office:value-type="float" office:value="10.26" calcext:value-type="float">
            <text:p>10.26</text:p>
          </table:table-cell>
          <table:table-cell office:value-type="float" office:value="15.41" calcext:value-type="float">
            <text:p>15.41</text:p>
          </table:table-cell>
          <table:table-cell office:value-type="float" office:value="20.44" calcext:value-type="float">
            <text:p>20.44</text:p>
          </table:table-cell>
          <table:table-cell office:value-type="float" office:value="25.52" calcext:value-type="float">
            <text:p>25.52</text:p>
          </table:table-cell>
          <table:table-cell office:value-type="float" office:value="30.3" calcext:value-type="float">
            <text:p>30.3</text:p>
          </table:table-cell>
          <table:table-cell office:value-type="float" office:value="35.5" calcext:value-type="float">
            <text:p>35.5</text:p>
          </table:table-cell>
          <table:table-cell office:value-type="float" office:value="40.54" calcext:value-type="float">
            <text:p>40.54</text:p>
          </table:table-cell>
          <table:table-cell office:value-type="float" office:value="45.68" calcext:value-type="float">
            <text:p>45.68</text:p>
          </table:table-cell>
          <table:table-cell office:value-type="float" office:value="50.76" calcext:value-type="float">
            <text:p>50.76</text:p>
          </table:table-cell>
          <table:table-cell office:value-type="float" office:value="55.78" calcext:value-type="float">
            <text:p>55.78</text:p>
          </table:table-cell>
          <table:table-cell office:value-type="float" office:value="60.63" calcext:value-type="float">
            <text:p>60.63</text:p>
          </table:table-cell>
          <table:table-cell office:value-type="float" office:value="65.8" calcext:value-type="float">
            <text:p>65.8</text:p>
          </table:table-cell>
          <table:table-cell office:value-type="float" office:value="70.84" calcext:value-type="float">
            <text:p>70.84</text:p>
          </table:table-cell>
          <table:table-cell office:value-type="float" office:value="75.87" calcext:value-type="float">
            <text:p>75.87</text:p>
          </table:table-cell>
          <table:table-cell office:value-type="float" office:value="80.71" calcext:value-type="float">
            <text:p>80.71</text:p>
          </table:table-cell>
          <table:table-cell office:value-type="float" office:value="85.73" calcext:value-type="float">
            <text:p>85.73</text:p>
          </table:table-cell>
          <table:table-cell office:value-type="float" office:value="90.68" calcext:value-type="float">
            <text:p>90.68</text:p>
          </table:table-cell>
          <table:table-cell office:value-type="float" office:value="95.56" calcext:value-type="float">
            <text:p>95.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40755" calcext:value-type="float">
            <text:p>40755</text:p>
          </table:table-cell>
          <table:table-cell office:value-type="float" office:value="81510" calcext:value-type="float">
            <text:p>81510</text:p>
          </table:table-cell>
          <table:table-cell office:value-type="float" office:value="122265" calcext:value-type="float">
            <text:p>122265</text:p>
          </table:table-cell>
          <table:table-cell office:value-type="float" office:value="163020" calcext:value-type="float">
            <text:p>163020</text:p>
          </table:table-cell>
          <table:table-cell office:value-type="float" office:value="203775" calcext:value-type="float">
            <text:p>203775</text:p>
          </table:table-cell>
          <table:table-cell office:value-type="float" office:value="244530" calcext:value-type="float">
            <text:p>244530</text:p>
          </table:table-cell>
          <table:table-cell office:value-type="float" office:value="285285" calcext:value-type="float">
            <text:p>285285</text:p>
          </table:table-cell>
          <table:table-cell office:value-type="float" office:value="326040" calcext:value-type="float">
            <text:p>326040</text:p>
          </table:table-cell>
          <table:table-cell office:value-type="float" office:value="366795" calcext:value-type="float">
            <text:p>366795</text:p>
          </table:table-cell>
          <table:table-cell office:value-type="float" office:value="407550" calcext:value-type="float">
            <text:p>407550</text:p>
          </table:table-cell>
          <table:table-cell office:value-type="float" office:value="448305" calcext:value-type="float">
            <text:p>448305</text:p>
          </table:table-cell>
          <table:table-cell office:value-type="float" office:value="489060" calcext:value-type="float">
            <text:p>489060</text:p>
          </table:table-cell>
          <table:table-cell office:value-type="float" office:value="529815" calcext:value-type="float">
            <text:p>529815</text:p>
          </table:table-cell>
          <table:table-cell office:value-type="float" office:value="570570" calcext:value-type="float">
            <text:p>570570</text:p>
          </table:table-cell>
          <table:table-cell office:value-type="float" office:value="611325" calcext:value-type="float">
            <text:p>611325</text:p>
          </table:table-cell>
          <table:table-cell office:value-type="float" office:value="652080" calcext:value-type="float">
            <text:p>652080</text:p>
          </table:table-cell>
          <table:table-cell office:value-type="float" office:value="692835" calcext:value-type="float">
            <text:p>692835</text:p>
          </table:table-cell>
          <table:table-cell office:value-type="float" office:value="733590" calcext:value-type="float">
            <text:p>733590</text:p>
          </table:table-cell>
          <table:table-cell office:value-type="float" office:value="774345" calcext:value-type="float">
            <text:p>774345</text:p>
          </table:table-cell>
          <table:table-cell office:value-type="float" office:value="815100" calcext:value-type="float">
            <text:p>81510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863" calcext:value-type="float">
            <text:p>863</text:p>
          </table:table-cell>
          <table:table-cell office:value-type="float" office:value="1715" calcext:value-type="float">
            <text:p>1715</text:p>
          </table:table-cell>
          <table:table-cell office:value-type="float" office:value="2576" calcext:value-type="float">
            <text:p>2576</text:p>
          </table:table-cell>
          <table:table-cell office:value-type="float" office:value="3423" calcext:value-type="float">
            <text:p>3423</text:p>
          </table:table-cell>
          <table:table-cell office:value-type="float" office:value="4270" calcext:value-type="float">
            <text:p>4270</text:p>
          </table:table-cell>
          <table:table-cell office:value-type="float" office:value="5086" calcext:value-type="float">
            <text:p>5086</text:p>
          </table:table-cell>
          <table:table-cell office:value-type="float" office:value="5947" calcext:value-type="float">
            <text:p>5947</text:p>
          </table:table-cell>
          <table:table-cell office:value-type="float" office:value="6795" calcext:value-type="float">
            <text:p>6795</text:p>
          </table:table-cell>
          <table:table-cell office:value-type="float" office:value="7652" calcext:value-type="float">
            <text:p>7652</text:p>
          </table:table-cell>
          <table:table-cell office:value-type="float" office:value="8504" calcext:value-type="float">
            <text:p>8504</text:p>
          </table:table-cell>
          <table:table-cell office:value-type="float" office:value="9337" calcext:value-type="float">
            <text:p>9337</text:p>
          </table:table-cell>
          <table:table-cell office:value-type="float" office:value="10164" calcext:value-type="float">
            <text:p>10164</text:p>
          </table:table-cell>
          <table:table-cell office:value-type="float" office:value="11026" calcext:value-type="float">
            <text:p>11026</text:p>
          </table:table-cell>
          <table:table-cell office:value-type="float" office:value="11875" calcext:value-type="float">
            <text:p>11875</text:p>
          </table:table-cell>
          <table:table-cell office:value-type="float" office:value="12712" calcext:value-type="float">
            <text:p>12712</text:p>
          </table:table-cell>
          <table:table-cell office:value-type="float" office:value="13539" calcext:value-type="float">
            <text:p>13539</text:p>
          </table:table-cell>
          <table:table-cell office:value-type="float" office:value="14385" calcext:value-type="float">
            <text:p>14385</text:p>
          </table:table-cell>
          <table:table-cell office:value-type="float" office:value="15197" calcext:value-type="float">
            <text:p>15197</text:p>
          </table:table-cell>
          <table:table-cell office:value-type="float" office:value="16030" calcext:value-type="float">
            <text:p>16030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14" calcext:value-type="float">
            <text:p>5.14</text:p>
          </table:table-cell>
          <table:table-cell office:value-type="float" office:value="10.21" calcext:value-type="float">
            <text:p>10.21</text:p>
          </table:table-cell>
          <table:table-cell office:value-type="float" office:value="15.34" calcext:value-type="float">
            <text:p>15.34</text:p>
          </table:table-cell>
          <table:table-cell office:value-type="float" office:value="20.38" calcext:value-type="float">
            <text:p>20.38</text:p>
          </table:table-cell>
          <table:table-cell office:value-type="float" office:value="25.42" calcext:value-type="float">
            <text:p>25.42</text:p>
          </table:table-cell>
          <table:table-cell office:value-type="float" office:value="30.28" calcext:value-type="float">
            <text:p>30.28</text:p>
          </table:table-cell>
          <table:table-cell office:value-type="float" office:value="35.41" calcext:value-type="float">
            <text:p>35.41</text:p>
          </table:table-cell>
          <table:table-cell office:value-type="float" office:value="40.46" calcext:value-type="float">
            <text:p>40.46</text:p>
          </table:table-cell>
          <table:table-cell office:value-type="float" office:value="45.56" calcext:value-type="float">
            <text:p>45.56</text:p>
          </table:table-cell>
          <table:table-cell office:value-type="float" office:value="50.63" calcext:value-type="float">
            <text:p>50.63</text:p>
          </table:table-cell>
          <table:table-cell office:value-type="float" office:value="55.59" calcext:value-type="float">
            <text:p>55.59</text:p>
          </table:table-cell>
          <table:table-cell office:value-type="float" office:value="60.51" calcext:value-type="float">
            <text:p>60.51</text:p>
          </table:table-cell>
          <table:table-cell office:value-type="float" office:value="65.65" calcext:value-type="float">
            <text:p>65.65</text:p>
          </table:table-cell>
          <table:table-cell office:value-type="float" office:value="70.7" calcext:value-type="float">
            <text:p>70.7</text:p>
          </table:table-cell>
          <table:table-cell office:value-type="float" office:value="75.68" calcext:value-type="float">
            <text:p>75.68</text:p>
          </table:table-cell>
          <table:table-cell office:value-type="float" office:value="80.61" calcext:value-type="float">
            <text:p>80.61</text:p>
          </table:table-cell>
          <table:table-cell office:value-type="float" office:value="85.65" calcext:value-type="float">
            <text:p>85.65</text:p>
          </table:table-cell>
          <table:table-cell office:value-type="float" office:value="90.48" calcext:value-type="float">
            <text:p>90.48</text:p>
          </table:table-cell>
          <table:table-cell office:value-type="float" office:value="95.44" calcext:value-type="float">
            <text:p>95.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210" calcext:value-type="float">
            <text:p>210</text:p>
          </table:table-cell>
          <table:table-cell office:value-type="float" office:value="420" calcext:value-type="float">
            <text:p>420</text:p>
          </table:table-cell>
          <table:table-cell office:value-type="float" office:value="631" calcext:value-type="float">
            <text:p>631</text:p>
          </table:table-cell>
          <table:table-cell office:value-type="float" office:value="841" calcext:value-type="float">
            <text:p>841</text:p>
          </table:table-cell>
          <table:table-cell office:value-type="float" office:value="1052" calcext:value-type="float">
            <text:p>1052</text:p>
          </table:table-cell>
          <table:table-cell office:value-type="float" office:value="1262" calcext:value-type="float">
            <text:p>1262</text:p>
          </table:table-cell>
          <table:table-cell office:value-type="float" office:value="1473" calcext:value-type="float">
            <text:p>1473</text:p>
          </table:table-cell>
          <table:table-cell office:value-type="float" office:value="1683" calcext:value-type="float">
            <text:p>1683</text:p>
          </table:table-cell>
          <table:table-cell office:value-type="float" office:value="1894" calcext:value-type="float">
            <text:p>1894</text:p>
          </table:table-cell>
          <table:table-cell office:value-type="float" office:value="2104" calcext:value-type="float">
            <text:p>2104</text:p>
          </table:table-cell>
          <table:table-cell office:value-type="float" office:value="2314" calcext:value-type="float">
            <text:p>2314</text:p>
          </table:table-cell>
          <table:table-cell office:value-type="float" office:value="2525" calcext:value-type="float">
            <text:p>2525</text:p>
          </table:table-cell>
          <table:table-cell office:value-type="float" office:value="2735" calcext:value-type="float">
            <text:p>2735</text:p>
          </table:table-cell>
          <table:table-cell office:value-type="float" office:value="2946" calcext:value-type="float">
            <text:p>2946</text:p>
          </table:table-cell>
          <table:table-cell office:value-type="float" office:value="3156" calcext:value-type="float">
            <text:p>3156</text:p>
          </table:table-cell>
          <table:table-cell office:value-type="float" office:value="3367" calcext:value-type="float">
            <text:p>3367</text:p>
          </table:table-cell>
          <table:table-cell office:value-type="float" office:value="3577" calcext:value-type="float">
            <text:p>3577</text:p>
          </table:table-cell>
          <table:table-cell office:value-type="float" office:value="3788" calcext:value-type="float">
            <text:p>3788</text:p>
          </table:table-cell>
          <table:table-cell office:value-type="float" office:value="3998" calcext:value-type="float">
            <text:p>3998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4.29" calcext:value-type="float">
            <text:p>14.29</text:p>
          </table:table-cell>
          <table:table-cell office:value-type="float" office:value="21.43" calcext:value-type="float">
            <text:p>21.43</text:p>
          </table:table-cell>
          <table:table-cell office:value-type="float" office:value="28.57" calcext:value-type="float">
            <text:p>28.57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75500" calcext:value-type="float">
            <text:p>755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226500" calcext:value-type="float">
            <text:p>226500</text:p>
          </table:table-cell>
          <table:table-cell office:value-type="float" office:value="302001" calcext:value-type="float">
            <text:p>302001</text:p>
          </table:table-cell>
          <table:table-cell office:value-type="float" office:value="377501" calcext:value-type="float">
            <text:p>377501</text:p>
          </table:table-cell>
          <table:table-cell office:value-type="float" office:value="453001" calcext:value-type="float">
            <text:p>453001</text:p>
          </table:table-cell>
          <table:table-cell office:value-type="float" office:value="528502" calcext:value-type="float">
            <text:p>528502</text:p>
          </table:table-cell>
          <table:table-cell office:value-type="float" office:value="604002" calcext:value-type="float">
            <text:p>604002</text:p>
          </table:table-cell>
          <table:table-cell office:value-type="float" office:value="679502" calcext:value-type="float">
            <text:p>679502</text:p>
          </table:table-cell>
          <table:table-cell office:value-type="float" office:value="755003" calcext:value-type="float">
            <text:p>755003</text:p>
          </table:table-cell>
          <table:table-cell office:value-type="float" office:value="830503" calcext:value-type="float">
            <text:p>830503</text:p>
          </table:table-cell>
          <table:table-cell office:value-type="float" office:value="906003" calcext:value-type="float">
            <text:p>906003</text:p>
          </table:table-cell>
          <table:table-cell office:value-type="float" office:value="981503" calcext:value-type="float">
            <text:p>981503</text:p>
          </table:table-cell>
          <table:table-cell office:value-type="float" office:value="1057004" calcext:value-type="float">
            <text:p>1057004</text:p>
          </table:table-cell>
          <table:table-cell office:value-type="float" office:value="1132504" calcext:value-type="float">
            <text:p>1132504</text:p>
          </table:table-cell>
          <table:table-cell office:value-type="float" office:value="1208004" calcext:value-type="float">
            <text:p>1208004</text:p>
          </table:table-cell>
          <table:table-cell office:value-type="float" office:value="1283505" calcext:value-type="float">
            <text:p>1283505</text:p>
          </table:table-cell>
          <table:table-cell office:value-type="float" office:value="1359005" calcext:value-type="float">
            <text:p>1359005</text:p>
          </table:table-cell>
          <table:table-cell office:value-type="float" office:value="1434505" calcext:value-type="float">
            <text:p>1434505</text:p>
          </table:table-cell>
          <table:table-cell office:value-type="float" office:value="1510006" calcext:value-type="float">
            <text:p>1510006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2.46" calcext:value-type="float">
            <text:p>2.46</text:p>
          </table:table-cell>
          <table:table-cell office:value-type="float" office:value="4.1" calcext:value-type="float">
            <text:p>4.1</text:p>
          </table:table-cell>
          <table:table-cell office:value-type="float" office:value="7.38" calcext:value-type="float">
            <text:p>7.38</text:p>
          </table:table-cell>
          <table:table-cell office:value-type="float" office:value="11.48" calcext:value-type="float">
            <text:p>11.48</text:p>
          </table:table-cell>
          <table:table-cell office:value-type="float" office:value="21.31" calcext:value-type="float">
            <text:p>21.31</text:p>
          </table:table-cell>
          <table:table-cell office:value-type="float" office:value="34.43" calcext:value-type="float">
            <text:p>34.43</text:p>
          </table:table-cell>
          <table:table-cell office:value-type="float" office:value="47.54" calcext:value-type="float">
            <text:p>47.54</text:p>
          </table:table-cell>
          <table:table-cell office:value-type="float" office:value="60.66" calcext:value-type="float">
            <text:p>60.66</text:p>
          </table:table-cell>
          <table:table-cell office:value-type="float" office:value="73.77" calcext:value-type="float">
            <text:p>73.77</text:p>
          </table:table-cell>
          <table:table-cell office:value-type="float" office:value="86.89" calcext:value-type="float">
            <text:p>86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376535" calcext:value-type="float">
            <text:p>376535</text:p>
          </table:table-cell>
          <table:table-cell office:value-type="float" office:value="753071" calcext:value-type="float">
            <text:p>753071</text:p>
          </table:table-cell>
          <table:table-cell office:value-type="float" office:value="1129606" calcext:value-type="float">
            <text:p>1129606</text:p>
          </table:table-cell>
          <table:table-cell office:value-type="float" office:value="1506142" calcext:value-type="float">
            <text:p>1506142</text:p>
          </table:table-cell>
          <table:table-cell office:value-type="float" office:value="1882678" calcext:value-type="float">
            <text:p>1882678</text:p>
          </table:table-cell>
          <table:table-cell office:value-type="float" office:value="2259213" calcext:value-type="float">
            <text:p>2259213</text:p>
          </table:table-cell>
          <table:table-cell office:value-type="float" office:value="2635749" calcext:value-type="float">
            <text:p>2635749</text:p>
          </table:table-cell>
          <table:table-cell office:value-type="float" office:value="3012284" calcext:value-type="float">
            <text:p>3012284</text:p>
          </table:table-cell>
          <table:table-cell office:value-type="float" office:value="3388820" calcext:value-type="float">
            <text:p>3388820</text:p>
          </table:table-cell>
          <table:table-cell office:value-type="float" office:value="3765356" calcext:value-type="float">
            <text:p>3765356</text:p>
          </table:table-cell>
          <table:table-cell office:value-type="float" office:value="4141891" calcext:value-type="float">
            <text:p>4141891</text:p>
          </table:table-cell>
          <table:table-cell office:value-type="float" office:value="4518427" calcext:value-type="float">
            <text:p>4518427</text:p>
          </table:table-cell>
          <table:table-cell office:value-type="float" office:value="4894962" calcext:value-type="float">
            <text:p>4894962</text:p>
          </table:table-cell>
          <table:table-cell office:value-type="float" office:value="5271498" calcext:value-type="float">
            <text:p>5271498</text:p>
          </table:table-cell>
          <table:table-cell office:value-type="float" office:value="5648034" calcext:value-type="float">
            <text:p>5648034</text:p>
          </table:table-cell>
          <table:table-cell office:value-type="float" office:value="6024569" calcext:value-type="float">
            <text:p>6024569</text:p>
          </table:table-cell>
          <table:table-cell office:value-type="float" office:value="6401105" calcext:value-type="float">
            <text:p>6401105</text:p>
          </table:table-cell>
          <table:table-cell office:value-type="float" office:value="6777640" calcext:value-type="float">
            <text:p>6777640</text:p>
          </table:table-cell>
          <table:table-cell office:value-type="float" office:value="7154176" calcext:value-type="float">
            <text:p>7154176</text:p>
          </table:table-cell>
          <table:table-cell office:value-type="float" office:value="7530712" calcext:value-type="float">
            <text:p>7530712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77" calcext:value-type="float">
            <text:p>0.77</text:p>
          </table:table-cell>
          <table:table-cell office:value-type="float" office:value="3.08" calcext:value-type="float">
            <text:p>3.08</text:p>
          </table:table-cell>
          <table:table-cell office:value-type="float" office:value="16.92" calcext:value-type="float">
            <text:p>16.92</text:p>
          </table:table-cell>
          <table:table-cell office:value-type="float" office:value="30.38" calcext:value-type="float">
            <text:p>30.38</text:p>
          </table:table-cell>
          <table:table-cell office:value-type="float" office:value="44.62" calcext:value-type="float">
            <text:p>44.62</text:p>
          </table:table-cell>
          <table:table-cell office:value-type="float" office:value="58.46" calcext:value-type="float">
            <text:p>58.46</text:p>
          </table:table-cell>
          <table:table-cell office:value-type="float" office:value="72.31" calcext:value-type="float">
            <text:p>72.31</text:p>
          </table:table-cell>
          <table:table-cell office:value-type="float" office:value="86.15" calcext:value-type="float">
            <text:p>86.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expl.</text:p>
          </table:table-cell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645" calcext:value-type="float">
            <text:p>645</text:p>
          </table:table-cell>
          <table:table-cell office:value-type="float" office:value="860" calcext:value-type="float">
            <text:p>860</text:p>
          </table:table-cell>
          <table:table-cell office:value-type="float" office:value="1075" calcext:value-type="float">
            <text:p>1075</text:p>
          </table:table-cell>
          <table:table-cell office:value-type="float" office:value="1290" calcext:value-type="float">
            <text:p>1290</text:p>
          </table:table-cell>
          <table:table-cell office:value-type="float" office:value="1505" calcext:value-type="float">
            <text:p>1505</text:p>
          </table:table-cell>
          <table:table-cell office:value-type="float" office:value="1720" calcext:value-type="float">
            <text:p>1720</text:p>
          </table:table-cell>
          <table:table-cell office:value-type="float" office:value="1935" calcext:value-type="float">
            <text:p>1935</text:p>
          </table:table-cell>
          <table:table-cell office:value-type="float" office:value="2150" calcext:value-type="float">
            <text:p>2150</text:p>
          </table:table-cell>
          <table:table-cell office:value-type="float" office:value="2365" calcext:value-type="float">
            <text:p>2365</text:p>
          </table:table-cell>
          <table:table-cell office:value-type="float" office:value="2580" calcext:value-type="float">
            <text:p>2580</text:p>
          </table:table-cell>
          <table:table-cell office:value-type="float" office:value="2795" calcext:value-type="float">
            <text:p>2795</text:p>
          </table:table-cell>
          <table:table-cell office:value-type="float" office:value="3010" calcext:value-type="float">
            <text:p>3010</text:p>
          </table:table-cell>
          <table:table-cell office:value-type="float" office:value="3225" calcext:value-type="float">
            <text:p>3225</text:p>
          </table:table-cell>
          <table:table-cell office:value-type="float" office:value="3440" calcext:value-type="float">
            <text:p>3440</text:p>
          </table:table-cell>
          <table:table-cell office:value-type="float" office:value="3655" calcext:value-type="float">
            <text:p>3655</text:p>
          </table:table-cell>
          <table:table-cell office:value-type="float" office:value="3870" calcext:value-type="float">
            <text:p>3870</text:p>
          </table:table-cell>
          <table:table-cell office:value-type="float" office:value="4085" calcext:value-type="float">
            <text:p>408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280" calcext:value-type="float">
            <text:p>280</text:p>
          </table:table-cell>
          <table:table-cell office:value-type="float" office:value="314" calcext:value-type="float">
            <text:p>314</text:p>
          </table:table-cell>
          <table:table-cell office:value-type="float" office:value="339" calcext:value-type="float">
            <text:p>339</text:p>
          </table:table-cell>
          <table:table-cell office:value-type="float" office:value="367" calcext:value-type="float">
            <text:p>367</text:p>
          </table:table-cell>
          <table:table-cell office:value-type="float" office:value="392" calcext:value-type="float">
            <text:p>392</text:p>
          </table:table-cell>
          <table:table-cell office:value-type="float" office:value="430" calcext:value-type="float">
            <text:p>430</text:p>
          </table:table-cell>
          <table:table-cell office:value-type="float" office:value="453" calcext:value-type="float">
            <text:p>453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38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7.02" calcext:value-type="float">
            <text:p>7.02</text:p>
          </table:table-cell>
          <table:table-cell office:value-type="float" office:value="10.96" calcext:value-type="float">
            <text:p>10.96</text:p>
          </table:table-cell>
          <table:table-cell office:value-type="float" office:value="15.58" calcext:value-type="float">
            <text:p>15.58</text:p>
          </table:table-cell>
          <table:table-cell office:value-type="float" office:value="22.95" calcext:value-type="float">
            <text:p>22.95</text:p>
          </table:table-cell>
          <table:table-cell office:value-type="float" office:value="28.42" calcext:value-type="float">
            <text:p>28.42</text:p>
          </table:table-cell>
          <table:table-cell office:value-type="float" office:value="34.93" calcext:value-type="float">
            <text:p>34.93</text:p>
          </table:table-cell>
          <table:table-cell office:value-type="float" office:value="39.9" calcext:value-type="float">
            <text:p>39.9</text:p>
          </table:table-cell>
          <table:table-cell office:value-type="float" office:value="42.98" calcext:value-type="float">
            <text:p>42.98</text:p>
          </table:table-cell>
          <table:table-cell office:value-type="float" office:value="47.95" calcext:value-type="float">
            <text:p>47.95</text:p>
          </table:table-cell>
          <table:table-cell office:value-type="float" office:value="53.77" calcext:value-type="float">
            <text:p>53.77</text:p>
          </table:table-cell>
          <table:table-cell office:value-type="float" office:value="58.05" calcext:value-type="float">
            <text:p>58.05</text:p>
          </table:table-cell>
          <table:table-cell office:value-type="float" office:value="62.84" calcext:value-type="float">
            <text:p>62.84</text:p>
          </table:table-cell>
          <table:table-cell office:value-type="float" office:value="67.12" calcext:value-type="float">
            <text:p>67.12</text:p>
          </table:table-cell>
          <table:table-cell office:value-type="float" office:value="73.63" calcext:value-type="float">
            <text:p>73.63</text:p>
          </table:table-cell>
          <table:table-cell office:value-type="float" office:value="77.57" calcext:value-type="float">
            <text:p>77.57</text:p>
          </table:table-cell>
          <table:table-cell office:value-type="float" office:value="82.53" calcext:value-type="float">
            <text:p>82.53</text:p>
          </table:table-cell>
          <table:table-cell office:value-type="float" office:value="87.16" calcext:value-type="float">
            <text:p>87.16</text:p>
          </table:table-cell>
          <table:table-cell office:value-type="float" office:value="92.12" calcext:value-type="float">
            <text:p>92.12</text:p>
          </table:table-cell>
          <table:table-cell office:value-type="float" office:value="97.26" calcext:value-type="float">
            <text:p>97.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expl.</text:p>
          </table:table-cell>
          <table:table-cell office:value-type="float" office:value="10244" calcext:value-type="float">
            <text:p>10244</text:p>
          </table:table-cell>
          <table:table-cell office:value-type="float" office:value="20489" calcext:value-type="float">
            <text:p>20489</text:p>
          </table:table-cell>
          <table:table-cell office:value-type="float" office:value="30733" calcext:value-type="float">
            <text:p>30733</text:p>
          </table:table-cell>
          <table:table-cell office:value-type="float" office:value="40978" calcext:value-type="float">
            <text:p>40978</text:p>
          </table:table-cell>
          <table:table-cell office:value-type="float" office:value="51223" calcext:value-type="float">
            <text:p>51223</text:p>
          </table:table-cell>
          <table:table-cell office:value-type="float" office:value="61467" calcext:value-type="float">
            <text:p>61467</text:p>
          </table:table-cell>
          <table:table-cell office:value-type="float" office:value="71712" calcext:value-type="float">
            <text:p>71712</text:p>
          </table:table-cell>
          <table:table-cell office:value-type="float" office:value="81957" calcext:value-type="float">
            <text:p>81957</text:p>
          </table:table-cell>
          <table:table-cell office:value-type="float" office:value="92201" calcext:value-type="float">
            <text:p>92201</text:p>
          </table:table-cell>
          <table:table-cell office:value-type="float" office:value="102446" calcext:value-type="float">
            <text:p>102446</text:p>
          </table:table-cell>
          <table:table-cell office:value-type="float" office:value="112691" calcext:value-type="float">
            <text:p>112691</text:p>
          </table:table-cell>
          <table:table-cell office:value-type="float" office:value="122935" calcext:value-type="float">
            <text:p>122935</text:p>
          </table:table-cell>
          <table:table-cell office:value-type="float" office:value="133180" calcext:value-type="float">
            <text:p>133180</text:p>
          </table:table-cell>
          <table:table-cell office:value-type="float" office:value="143425" calcext:value-type="float">
            <text:p>143425</text:p>
          </table:table-cell>
          <table:table-cell office:value-type="float" office:value="153669" calcext:value-type="float">
            <text:p>153669</text:p>
          </table:table-cell>
          <table:table-cell office:value-type="float" office:value="163914" calcext:value-type="float">
            <text:p>163914</text:p>
          </table:table-cell>
          <table:table-cell office:value-type="float" office:value="174159" calcext:value-type="float">
            <text:p>174159</text:p>
          </table:table-cell>
          <table:table-cell office:value-type="float" office:value="184403" calcext:value-type="float">
            <text:p>184403</text:p>
          </table:table-cell>
          <table:table-cell office:value-type="float" office:value="194648" calcext:value-type="float">
            <text:p>194648</text:p>
          </table:table-cell>
          <table:table-cell office:value-type="float" office:value="204893" calcext:value-type="float">
            <text:p>204893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valid</text:p>
          </table:table-cell>
          <table:table-cell office:value-type="float" office:value="1205" calcext:value-type="float">
            <text:p>1205</text:p>
          </table:table-cell>
          <table:table-cell office:value-type="float" office:value="2443" calcext:value-type="float">
            <text:p>2443</text:p>
          </table:table-cell>
          <table:table-cell office:value-type="float" office:value="3414" calcext:value-type="float">
            <text:p>3414</text:p>
          </table:table-cell>
          <table:table-cell office:value-type="float" office:value="4475" calcext:value-type="float">
            <text:p>4475</text:p>
          </table:table-cell>
          <table:table-cell office:value-type="float" office:value="5469" calcext:value-type="float">
            <text:p>5469</text:p>
          </table:table-cell>
          <table:table-cell office:value-type="float" office:value="6502" calcext:value-type="float">
            <text:p>6502</text:p>
          </table:table-cell>
          <table:table-cell office:value-type="float" office:value="7519" calcext:value-type="float">
            <text:p>7519</text:p>
          </table:table-cell>
          <table:table-cell office:value-type="float" office:value="8506" calcext:value-type="float">
            <text:p>8506</text:p>
          </table:table-cell>
          <table:table-cell office:value-type="float" office:value="9474" calcext:value-type="float">
            <text:p>9474</text:p>
          </table:table-cell>
          <table:table-cell office:value-type="float" office:value="10469" calcext:value-type="float">
            <text:p>10469</text:p>
          </table:table-cell>
          <table:table-cell office:value-type="float" office:value="11440" calcext:value-type="float">
            <text:p>11440</text:p>
          </table:table-cell>
          <table:table-cell office:value-type="float" office:value="12452" calcext:value-type="float">
            <text:p>12452</text:p>
          </table:table-cell>
          <table:table-cell office:value-type="float" office:value="13418" calcext:value-type="float">
            <text:p>13418</text:p>
          </table:table-cell>
          <table:table-cell office:value-type="float" office:value="14351" calcext:value-type="float">
            <text:p>14351</text:p>
          </table:table-cell>
          <table:table-cell office:value-type="float" office:value="15282" calcext:value-type="float">
            <text:p>15282</text:p>
          </table:table-cell>
          <table:table-cell office:value-type="float" office:value="16154" calcext:value-type="float">
            <text:p>16154</text:p>
          </table:table-cell>
          <table:table-cell office:value-type="float" office:value="17009" calcext:value-type="float">
            <text:p>17009</text:p>
          </table:table-cell>
          <table:table-cell office:value-type="float" office:value="17932" calcext:value-type="float">
            <text:p>17932</text:p>
          </table:table-cell>
          <table:table-cell office:value-type="float" office:value="18831" calcext:value-type="float">
            <text:p>18831</text:p>
          </table:table-cell>
          <table:table-cell office:value-type="float" office:value="19696" calcext:value-type="float">
            <text:p>1969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6.12" calcext:value-type="float">
            <text:p>6.12</text:p>
          </table:table-cell>
          <table:table-cell office:value-type="float" office:value="12.4" calcext:value-type="float">
            <text:p>12.4</text:p>
          </table:table-cell>
          <table:table-cell office:value-type="float" office:value="17.33" calcext:value-type="float">
            <text:p>17.33</text:p>
          </table:table-cell>
          <table:table-cell office:value-type="float" office:value="22.72" calcext:value-type="float">
            <text:p>22.72</text:p>
          </table:table-cell>
          <table:table-cell office:value-type="float" office:value="27.77" calcext:value-type="float">
            <text:p>27.77</text:p>
          </table:table-cell>
          <table:table-cell office:value-type="float" office:value="33.01" calcext:value-type="float">
            <text:p>33.01</text:p>
          </table:table-cell>
          <table:table-cell office:value-type="float" office:value="38.18" calcext:value-type="float">
            <text:p>38.18</text:p>
          </table:table-cell>
          <table:table-cell office:value-type="float" office:value="43.19" calcext:value-type="float">
            <text:p>43.19</text:p>
          </table:table-cell>
          <table:table-cell office:value-type="float" office:value="48.1" calcext:value-type="float">
            <text:p>48.1</text:p>
          </table:table-cell>
          <table:table-cell office:value-type="float" office:value="53.15" calcext:value-type="float">
            <text:p>53.15</text:p>
          </table:table-cell>
          <table:table-cell office:value-type="float" office:value="58.08" calcext:value-type="float">
            <text:p>58.08</text:p>
          </table:table-cell>
          <table:table-cell office:value-type="float" office:value="63.22" calcext:value-type="float">
            <text:p>63.22</text:p>
          </table:table-cell>
          <table:table-cell office:value-type="float" office:value="68.13" calcext:value-type="float">
            <text:p>68.13</text:p>
          </table:table-cell>
          <table:table-cell office:value-type="float" office:value="72.86" calcext:value-type="float">
            <text:p>72.86</text:p>
          </table:table-cell>
          <table:table-cell office:value-type="float" office:value="77.59" calcext:value-type="float">
            <text:p>77.59</text:p>
          </table:table-cell>
          <table:table-cell office:value-type="float" office:value="82.02" calcext:value-type="float">
            <text:p>82.02</text:p>
          </table:table-cell>
          <table:table-cell office:value-type="float" office:value="86.36" calcext:value-type="float">
            <text:p>86.36</text:p>
          </table:table-cell>
          <table:table-cell office:value-type="float" office:value="91.04" calcext:value-type="float">
            <text:p>91.04</text:p>
          </table:table-cell>
          <table:table-cell office:value-type="float" office:value="95.61" calcext:value-type="float">
            <text:p>95.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expl.</text:p>
          </table:table-cell>
          <table:table-cell office:value-type="float" office:value="1006406" calcext:value-type="float">
            <text:p>1006406</text:p>
          </table:table-cell>
          <table:table-cell office:value-type="float" office:value="2012812" calcext:value-type="float">
            <text:p>2012812</text:p>
          </table:table-cell>
          <table:table-cell office:value-type="float" office:value="3019218" calcext:value-type="float">
            <text:p>3019218</text:p>
          </table:table-cell>
          <table:table-cell office:value-type="float" office:value="4025625" calcext:value-type="float">
            <text:p>4025625</text:p>
          </table:table-cell>
          <table:table-cell office:value-type="float" office:value="5032031" calcext:value-type="float">
            <text:p>5032031</text:p>
          </table:table-cell>
          <table:table-cell office:value-type="float" office:value="6038437" calcext:value-type="float">
            <text:p>6038437</text:p>
          </table:table-cell>
          <table:table-cell office:value-type="float" office:value="7044844" calcext:value-type="float">
            <text:p>7044844</text:p>
          </table:table-cell>
          <table:table-cell office:value-type="float" office:value="8051250" calcext:value-type="float">
            <text:p>8051250</text:p>
          </table:table-cell>
          <table:table-cell office:value-type="float" office:value="9057656" calcext:value-type="float">
            <text:p>9057656</text:p>
          </table:table-cell>
          <table:table-cell office:value-type="float" office:value="10064063" calcext:value-type="float">
            <text:p>10064063</text:p>
          </table:table-cell>
          <table:table-cell office:value-type="float" office:value="11070469" calcext:value-type="float">
            <text:p>11070469</text:p>
          </table:table-cell>
          <table:table-cell office:value-type="float" office:value="12076875" calcext:value-type="float">
            <text:p>12076875</text:p>
          </table:table-cell>
          <table:table-cell office:value-type="float" office:value="13083281" calcext:value-type="float">
            <text:p>13083281</text:p>
          </table:table-cell>
          <table:table-cell office:value-type="float" office:value="14089688" calcext:value-type="float">
            <text:p>14089688</text:p>
          </table:table-cell>
          <table:table-cell office:value-type="float" office:value="15096094" calcext:value-type="float">
            <text:p>15096094</text:p>
          </table:table-cell>
          <table:table-cell office:value-type="float" office:value="16102500" calcext:value-type="float">
            <text:p>16102500</text:p>
          </table:table-cell>
          <table:table-cell office:value-type="float" office:value="17108907" calcext:value-type="float">
            <text:p>17108907</text:p>
          </table:table-cell>
          <table:table-cell office:value-type="float" office:value="18115313" calcext:value-type="float">
            <text:p>18115313</text:p>
          </table:table-cell>
          <table:table-cell office:value-type="float" office:value="19121719" calcext:value-type="float">
            <text:p>19121719</text:p>
          </table:table-cell>
          <table:table-cell office:value-type="float" office:value="20128126" calcext:value-type="float">
            <text:p>20128126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valid</text:p>
          </table:table-cell>
          <table:table-cell office:value-type="float" office:value="86649" calcext:value-type="float">
            <text:p>86649</text:p>
          </table:table-cell>
          <table:table-cell office:value-type="float" office:value="166590" calcext:value-type="float">
            <text:p>166590</text:p>
          </table:table-cell>
          <table:table-cell office:value-type="float" office:value="246968" calcext:value-type="float">
            <text:p>246968</text:p>
          </table:table-cell>
          <table:table-cell office:value-type="float" office:value="321705" calcext:value-type="float">
            <text:p>321705</text:p>
          </table:table-cell>
          <table:table-cell office:value-type="float" office:value="399650" calcext:value-type="float">
            <text:p>399650</text:p>
          </table:table-cell>
          <table:table-cell office:value-type="float" office:value="470770" calcext:value-type="float">
            <text:p>470770</text:p>
          </table:table-cell>
          <table:table-cell office:value-type="float" office:value="540610" calcext:value-type="float">
            <text:p>540610</text:p>
          </table:table-cell>
          <table:table-cell office:value-type="float" office:value="611183" calcext:value-type="float">
            <text:p>611183</text:p>
          </table:table-cell>
          <table:table-cell office:value-type="float" office:value="678636" calcext:value-type="float">
            <text:p>678636</text:p>
          </table:table-cell>
          <table:table-cell office:value-type="float" office:value="746509" calcext:value-type="float">
            <text:p>746509</text:p>
          </table:table-cell>
          <table:table-cell office:value-type="float" office:value="819507" calcext:value-type="float">
            <text:p>819507</text:p>
          </table:table-cell>
          <table:table-cell office:value-type="float" office:value="887184" calcext:value-type="float">
            <text:p>887184</text:p>
          </table:table-cell>
          <table:table-cell office:value-type="float" office:value="954913" calcext:value-type="float">
            <text:p>954913</text:p>
          </table:table-cell>
          <table:table-cell office:value-type="float" office:value="1026085" calcext:value-type="float">
            <text:p>1026085</text:p>
          </table:table-cell>
          <table:table-cell office:value-type="float" office:value="1093269" calcext:value-type="float">
            <text:p>1093269</text:p>
          </table:table-cell>
          <table:table-cell office:value-type="float" office:value="1159613" calcext:value-type="float">
            <text:p>1159613</text:p>
          </table:table-cell>
          <table:table-cell office:value-type="float" office:value="1221441" calcext:value-type="float">
            <text:p>1221441</text:p>
          </table:table-cell>
          <table:table-cell office:value-type="float" office:value="1285602" calcext:value-type="float">
            <text:p>1285602</text:p>
          </table:table-cell>
          <table:table-cell office:value-type="float" office:value="1349086" calcext:value-type="float">
            <text:p>1349086</text:p>
          </table:table-cell>
          <table:table-cell office:value-type="float" office:value="1410723" calcext:value-type="float">
            <text:p>1410723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6.14" calcext:value-type="float">
            <text:p>6.14</text:p>
          </table:table-cell>
          <table:table-cell office:value-type="float" office:value="11.81" calcext:value-type="float">
            <text:p>11.81</text:p>
          </table:table-cell>
          <table:table-cell office:value-type="float" office:value="17.51" calcext:value-type="float">
            <text:p>17.51</text:p>
          </table:table-cell>
          <table:table-cell office:value-type="float" office:value="22.8" calcext:value-type="float">
            <text:p>22.8</text:p>
          </table:table-cell>
          <table:table-cell office:value-type="float" office:value="28.33" calcext:value-type="float">
            <text:p>28.33</text:p>
          </table:table-cell>
          <table:table-cell office:value-type="float" office:value="33.37" calcext:value-type="float">
            <text:p>33.37</text:p>
          </table:table-cell>
          <table:table-cell office:value-type="float" office:value="38.32" calcext:value-type="float">
            <text:p>38.32</text:p>
          </table:table-cell>
          <table:table-cell office:value-type="float" office:value="43.32" calcext:value-type="float">
            <text:p>43.32</text:p>
          </table:table-cell>
          <table:table-cell office:value-type="float" office:value="48.11" calcext:value-type="float">
            <text:p>48.11</text:p>
          </table:table-cell>
          <table:table-cell office:value-type="float" office:value="52.92" calcext:value-type="float">
            <text:p>52.92</text:p>
          </table:table-cell>
          <table:table-cell office:value-type="float" office:value="58.09" calcext:value-type="float">
            <text:p>58.09</text:p>
          </table:table-cell>
          <table:table-cell office:value-type="float" office:value="62.89" calcext:value-type="float">
            <text:p>62.89</text:p>
          </table:table-cell>
          <table:table-cell office:value-type="float" office:value="67.69" calcext:value-type="float">
            <text:p>67.69</text:p>
          </table:table-cell>
          <table:table-cell office:value-type="float" office:value="72.73" calcext:value-type="float">
            <text:p>72.73</text:p>
          </table:table-cell>
          <table:table-cell office:value-type="float" office:value="77.5" calcext:value-type="float">
            <text:p>77.5</text:p>
          </table:table-cell>
          <table:table-cell office:value-type="float" office:value="82.2" calcext:value-type="float">
            <text:p>82.2</text:p>
          </table:table-cell>
          <table:table-cell office:value-type="float" office:value="86.58" calcext:value-type="float">
            <text:p>86.58</text:p>
          </table:table-cell>
          <table:table-cell office:value-type="float" office:value="91.13" calcext:value-type="float">
            <text:p>91.13</text:p>
          </table:table-cell>
          <table:table-cell office:value-type="float" office:value="95.63" calcext:value-type="float">
            <text:p>95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expl.</text:p>
          </table:table-cell>
          <table:table-cell office:value-type="float" office:value="20692" calcext:value-type="float">
            <text:p>20692</text:p>
          </table:table-cell>
          <table:table-cell office:value-type="float" office:value="41385" calcext:value-type="float">
            <text:p>41385</text:p>
          </table:table-cell>
          <table:table-cell office:value-type="float" office:value="62078" calcext:value-type="float">
            <text:p>62078</text:p>
          </table:table-cell>
          <table:table-cell office:value-type="float" office:value="82771" calcext:value-type="float">
            <text:p>82771</text:p>
          </table:table-cell>
          <table:table-cell office:value-type="float" office:value="103463" calcext:value-type="float">
            <text:p>103463</text:p>
          </table:table-cell>
          <table:table-cell office:value-type="float" office:value="124156" calcext:value-type="float">
            <text:p>124156</text:p>
          </table:table-cell>
          <table:table-cell office:value-type="float" office:value="144849" calcext:value-type="float">
            <text:p>144849</text:p>
          </table:table-cell>
          <table:table-cell office:value-type="float" office:value="165542" calcext:value-type="float">
            <text:p>165542</text:p>
          </table:table-cell>
          <table:table-cell office:value-type="float" office:value="186234" calcext:value-type="float">
            <text:p>186234</text:p>
          </table:table-cell>
          <table:table-cell office:value-type="float" office:value="206927" calcext:value-type="float">
            <text:p>206927</text:p>
          </table:table-cell>
          <table:table-cell office:value-type="float" office:value="227620" calcext:value-type="float">
            <text:p>227620</text:p>
          </table:table-cell>
          <table:table-cell office:value-type="float" office:value="248313" calcext:value-type="float">
            <text:p>248313</text:p>
          </table:table-cell>
          <table:table-cell office:value-type="float" office:value="269005" calcext:value-type="float">
            <text:p>269005</text:p>
          </table:table-cell>
          <table:table-cell office:value-type="float" office:value="289698" calcext:value-type="float">
            <text:p>289698</text:p>
          </table:table-cell>
          <table:table-cell office:value-type="float" office:value="310391" calcext:value-type="float">
            <text:p>310391</text:p>
          </table:table-cell>
          <table:table-cell office:value-type="float" office:value="331084" calcext:value-type="float">
            <text:p>331084</text:p>
          </table:table-cell>
          <table:table-cell office:value-type="float" office:value="351776" calcext:value-type="float">
            <text:p>351776</text:p>
          </table:table-cell>
          <table:table-cell office:value-type="float" office:value="372469" calcext:value-type="float">
            <text:p>372469</text:p>
          </table:table-cell>
          <table:table-cell office:value-type="float" office:value="393162" calcext:value-type="float">
            <text:p>393162</text:p>
          </table:table-cell>
          <table:table-cell office:value-type="float" office:value="413855" calcext:value-type="float">
            <text:p>41385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1902" calcext:value-type="float">
            <text:p>1902</text:p>
          </table:table-cell>
          <table:table-cell office:value-type="float" office:value="4416" calcext:value-type="float">
            <text:p>4416</text:p>
          </table:table-cell>
          <table:table-cell office:value-type="float" office:value="6951" calcext:value-type="float">
            <text:p>6951</text:p>
          </table:table-cell>
          <table:table-cell office:value-type="float" office:value="8413" calcext:value-type="float">
            <text:p>8413</text:p>
          </table:table-cell>
          <table:table-cell office:value-type="float" office:value="8870" calcext:value-type="float">
            <text:p>8870</text:p>
          </table:table-cell>
          <table:table-cell office:value-type="float" office:value="10659" calcext:value-type="float">
            <text:p>10659</text:p>
          </table:table-cell>
          <table:table-cell office:value-type="float" office:value="12691" calcext:value-type="float">
            <text:p>12691</text:p>
          </table:table-cell>
          <table:table-cell office:value-type="float" office:value="14612" calcext:value-type="float">
            <text:p>14612</text:p>
          </table:table-cell>
          <table:table-cell office:value-type="float" office:value="16521" calcext:value-type="float">
            <text:p>16521</text:p>
          </table:table-cell>
          <table:table-cell office:value-type="float" office:value="18867" calcext:value-type="float">
            <text:p>18867</text:p>
          </table:table-cell>
          <table:table-cell office:value-type="float" office:value="21659" calcext:value-type="float">
            <text:p>21659</text:p>
          </table:table-cell>
          <table:table-cell office:value-type="float" office:value="24584" calcext:value-type="float">
            <text:p>24584</text:p>
          </table:table-cell>
          <table:table-cell office:value-type="float" office:value="27061" calcext:value-type="float">
            <text:p>27061</text:p>
          </table:table-cell>
          <table:table-cell office:value-type="float" office:value="29977" calcext:value-type="float">
            <text:p>29977</text:p>
          </table:table-cell>
          <table:table-cell office:value-type="float" office:value="32078" calcext:value-type="float">
            <text:p>32078</text:p>
          </table:table-cell>
          <table:table-cell office:value-type="float" office:value="34349" calcext:value-type="float">
            <text:p>34349</text:p>
          </table:table-cell>
          <table:table-cell office:value-type="float" office:value="37126" calcext:value-type="float">
            <text:p>37126</text:p>
          </table:table-cell>
          <table:table-cell office:value-type="float" office:value="38948" calcext:value-type="float">
            <text:p>38948</text:p>
          </table:table-cell>
          <table:table-cell office:value-type="float" office:value="40397" calcext:value-type="float">
            <text:p>40397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58" calcext:value-type="float">
            <text:p>4.58</text:p>
          </table:table-cell>
          <table:table-cell office:value-type="float" office:value="10.63" calcext:value-type="float">
            <text:p>10.63</text:p>
          </table:table-cell>
          <table:table-cell office:value-type="float" office:value="16.73" calcext:value-type="float">
            <text:p>16.73</text:p>
          </table:table-cell>
          <table:table-cell office:value-type="float" office:value="20.25" calcext:value-type="float">
            <text:p>20.25</text:p>
          </table:table-cell>
          <table:table-cell office:value-type="float" office:value="21.35" calcext:value-type="float">
            <text:p>21.35</text:p>
          </table:table-cell>
          <table:table-cell office:value-type="float" office:value="25.66" calcext:value-type="float">
            <text:p>25.66</text:p>
          </table:table-cell>
          <table:table-cell office:value-type="float" office:value="30.55" calcext:value-type="float">
            <text:p>30.55</text:p>
          </table:table-cell>
          <table:table-cell office:value-type="float" office:value="35.17" calcext:value-type="float">
            <text:p>35.17</text:p>
          </table:table-cell>
          <table:table-cell office:value-type="float" office:value="39.77" calcext:value-type="float">
            <text:p>39.77</text:p>
          </table:table-cell>
          <table:table-cell office:value-type="float" office:value="45.41" calcext:value-type="float">
            <text:p>45.41</text:p>
          </table:table-cell>
          <table:table-cell office:value-type="float" office:value="52.13" calcext:value-type="float">
            <text:p>52.13</text:p>
          </table:table-cell>
          <table:table-cell office:value-type="float" office:value="59.17" calcext:value-type="float">
            <text:p>59.17</text:p>
          </table:table-cell>
          <table:table-cell office:value-type="float" office:value="65.14" calcext:value-type="float">
            <text:p>65.14</text:p>
          </table:table-cell>
          <table:table-cell office:value-type="float" office:value="72.15" calcext:value-type="float">
            <text:p>72.15</text:p>
          </table:table-cell>
          <table:table-cell office:value-type="float" office:value="77.21" calcext:value-type="float">
            <text:p>77.21</text:p>
          </table:table-cell>
          <table:table-cell office:value-type="float" office:value="82.68" calcext:value-type="float">
            <text:p>82.68</text:p>
          </table:table-cell>
          <table:table-cell office:value-type="float" office:value="89.36" calcext:value-type="float">
            <text:p>89.36</text:p>
          </table:table-cell>
          <table:table-cell office:value-type="float" office:value="93.75" calcext:value-type="float">
            <text:p>93.75</text:p>
          </table:table-cell>
          <table:table-cell office:value-type="float" office:value="97.23" calcext:value-type="float">
            <text:p>97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expl.</text:p>
          </table:table-cell>
          <table:table-cell office:value-type="float" office:value="1671831" calcext:value-type="float">
            <text:p>1671831</text:p>
          </table:table-cell>
          <table:table-cell office:value-type="float" office:value="3343663" calcext:value-type="float">
            <text:p>3343663</text:p>
          </table:table-cell>
          <table:table-cell office:value-type="float" office:value="5015495" calcext:value-type="float">
            <text:p>5015495</text:p>
          </table:table-cell>
          <table:table-cell office:value-type="float" office:value="6687327" calcext:value-type="float">
            <text:p>6687327</text:p>
          </table:table-cell>
          <table:table-cell office:value-type="float" office:value="8359159" calcext:value-type="float">
            <text:p>8359159</text:p>
          </table:table-cell>
          <table:table-cell office:value-type="float" office:value="10030991" calcext:value-type="float">
            <text:p>10030991</text:p>
          </table:table-cell>
          <table:table-cell office:value-type="float" office:value="11702823" calcext:value-type="float">
            <text:p>11702823</text:p>
          </table:table-cell>
          <table:table-cell office:value-type="float" office:value="13374655" calcext:value-type="float">
            <text:p>13374655</text:p>
          </table:table-cell>
          <table:table-cell office:value-type="float" office:value="15046487" calcext:value-type="float">
            <text:p>15046487</text:p>
          </table:table-cell>
          <table:table-cell office:value-type="float" office:value="16718319" calcext:value-type="float">
            <text:p>16718319</text:p>
          </table:table-cell>
          <table:table-cell office:value-type="float" office:value="18390151" calcext:value-type="float">
            <text:p>18390151</text:p>
          </table:table-cell>
          <table:table-cell office:value-type="float" office:value="20061983" calcext:value-type="float">
            <text:p>20061983</text:p>
          </table:table-cell>
          <table:table-cell office:value-type="float" office:value="21733815" calcext:value-type="float">
            <text:p>21733815</text:p>
          </table:table-cell>
          <table:table-cell office:value-type="float" office:value="23405647" calcext:value-type="float">
            <text:p>23405647</text:p>
          </table:table-cell>
          <table:table-cell office:value-type="float" office:value="25077479" calcext:value-type="float">
            <text:p>25077479</text:p>
          </table:table-cell>
          <table:table-cell office:value-type="float" office:value="26749311" calcext:value-type="float">
            <text:p>26749311</text:p>
          </table:table-cell>
          <table:table-cell office:value-type="float" office:value="28421143" calcext:value-type="float">
            <text:p>28421143</text:p>
          </table:table-cell>
          <table:table-cell office:value-type="float" office:value="30092975" calcext:value-type="float">
            <text:p>30092975</text:p>
          </table:table-cell>
          <table:table-cell office:value-type="float" office:value="31764807" calcext:value-type="float">
            <text:p>31764807</text:p>
          </table:table-cell>
          <table:table-cell office:value-type="float" office:value="33436639" calcext:value-type="float">
            <text:p>33436639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valid</text:p>
          </table:table-cell>
          <table:table-cell office:value-type="float" office:value="136080" calcext:value-type="float">
            <text:p>136080</text:p>
          </table:table-cell>
          <table:table-cell office:value-type="float" office:value="321529" calcext:value-type="float">
            <text:p>321529</text:p>
          </table:table-cell>
          <table:table-cell office:value-type="float" office:value="435640" calcext:value-type="float">
            <text:p>435640</text:p>
          </table:table-cell>
          <table:table-cell office:value-type="float" office:value="479009" calcext:value-type="float">
            <text:p>479009</text:p>
          </table:table-cell>
          <table:table-cell office:value-type="float" office:value="598187" calcext:value-type="float">
            <text:p>598187</text:p>
          </table:table-cell>
          <table:table-cell office:value-type="float" office:value="753812" calcext:value-type="float">
            <text:p>753812</text:p>
          </table:table-cell>
          <table:table-cell office:value-type="float" office:value="888331" calcext:value-type="float">
            <text:p>888331</text:p>
          </table:table-cell>
          <table:table-cell office:value-type="float" office:value="1012846" calcext:value-type="float">
            <text:p>1012846</text:p>
          </table:table-cell>
          <table:table-cell office:value-type="float" office:value="1183244" calcext:value-type="float">
            <text:p>1183244</text:p>
          </table:table-cell>
          <table:table-cell office:value-type="float" office:value="1396351" calcext:value-type="float">
            <text:p>1396351</text:p>
          </table:table-cell>
          <table:table-cell office:value-type="float" office:value="1563194" calcext:value-type="float">
            <text:p>1563194</text:p>
          </table:table-cell>
          <table:table-cell office:value-type="float" office:value="1756953" calcext:value-type="float">
            <text:p>1756953</text:p>
          </table:table-cell>
          <table:table-cell office:value-type="float" office:value="1943984" calcext:value-type="float">
            <text:p>1943984</text:p>
          </table:table-cell>
          <table:table-cell office:value-type="float" office:value="2117395" calcext:value-type="float">
            <text:p>2117395</text:p>
          </table:table-cell>
          <table:table-cell office:value-type="float" office:value="2307141" calcext:value-type="float">
            <text:p>2307141</text:p>
          </table:table-cell>
          <table:table-cell office:value-type="float" office:value="2467695" calcext:value-type="float">
            <text:p>2467695</text:p>
          </table:table-cell>
          <table:table-cell office:value-type="float" office:value="2654220" calcext:value-type="float">
            <text:p>2654220</text:p>
          </table:table-cell>
          <table:table-cell office:value-type="float" office:value="2793999" calcext:value-type="float">
            <text:p>2793999</text:p>
          </table:table-cell>
          <table:table-cell office:value-type="float" office:value="2890145" calcext:value-type="float">
            <text:p>2890145</text:p>
          </table:table-cell>
          <table:table-cell office:value-type="float" office:value="2967087" calcext:value-type="float">
            <text:p>2967087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59" calcext:value-type="float">
            <text:p>4.59</text:p>
          </table:table-cell>
          <table:table-cell office:value-type="float" office:value="10.84" calcext:value-type="float">
            <text:p>10.84</text:p>
          </table:table-cell>
          <table:table-cell office:value-type="float" office:value="14.68" calcext:value-type="float">
            <text:p>14.68</text:p>
          </table:table-cell>
          <table:table-cell office:value-type="float" office:value="16.14" calcext:value-type="float">
            <text:p>16.14</text:p>
          </table:table-cell>
          <table:table-cell office:value-type="float" office:value="20.16" calcext:value-type="float">
            <text:p>20.16</text:p>
          </table:table-cell>
          <table:table-cell office:value-type="float" office:value="25.41" calcext:value-type="float">
            <text:p>25.41</text:p>
          </table:table-cell>
          <table:table-cell office:value-type="float" office:value="29.94" calcext:value-type="float">
            <text:p>29.94</text:p>
          </table:table-cell>
          <table:table-cell office:value-type="float" office:value="34.14" calcext:value-type="float">
            <text:p>34.14</text:p>
          </table:table-cell>
          <table:table-cell office:value-type="float" office:value="39.88" calcext:value-type="float">
            <text:p>39.88</text:p>
          </table:table-cell>
          <table:table-cell office:value-type="float" office:value="47.06" calcext:value-type="float">
            <text:p>47.06</text:p>
          </table:table-cell>
          <table:table-cell office:value-type="float" office:value="52.68" calcext:value-type="float">
            <text:p>52.68</text:p>
          </table:table-cell>
          <table:table-cell office:value-type="float" office:value="59.21" calcext:value-type="float">
            <text:p>59.21</text:p>
          </table:table-cell>
          <table:table-cell office:value-type="float" office:value="65.52" calcext:value-type="float">
            <text:p>65.52</text:p>
          </table:table-cell>
          <table:table-cell office:value-type="float" office:value="71.36" calcext:value-type="float">
            <text:p>71.36</text:p>
          </table:table-cell>
          <table:table-cell office:value-type="float" office:value="77.76" calcext:value-type="float">
            <text:p>77.76</text:p>
          </table:table-cell>
          <table:table-cell office:value-type="float" office:value="83.17" calcext:value-type="float">
            <text:p>83.17</text:p>
          </table:table-cell>
          <table:table-cell office:value-type="float" office:value="89.46" calcext:value-type="float">
            <text:p>89.46</text:p>
          </table:table-cell>
          <table:table-cell office:value-type="float" office:value="94.17" calcext:value-type="float">
            <text:p>94.17</text:p>
          </table:table-cell>
          <table:table-cell office:value-type="float" office:value="97.41" calcext:value-type="float">
            <text:p>97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expl.</text:p>
          </table:table-cell>
          <table:table-cell office:value-type="float" office:value="445" calcext:value-type="float">
            <text:p>445</text:p>
          </table:table-cell>
          <table:table-cell office:value-type="float" office:value="891" calcext:value-type="float">
            <text:p>891</text:p>
          </table:table-cell>
          <table:table-cell office:value-type="float" office:value="1337" calcext:value-type="float">
            <text:p>1337</text:p>
          </table:table-cell>
          <table:table-cell office:value-type="float" office:value="1783" calcext:value-type="float">
            <text:p>1783</text:p>
          </table:table-cell>
          <table:table-cell office:value-type="float" office:value="2229" calcext:value-type="float">
            <text:p>2229</text:p>
          </table:table-cell>
          <table:table-cell office:value-type="float" office:value="2674" calcext:value-type="float">
            <text:p>2674</text:p>
          </table:table-cell>
          <table:table-cell office:value-type="float" office:value="3120" calcext:value-type="float">
            <text:p>3120</text:p>
          </table:table-cell>
          <table:table-cell office:value-type="float" office:value="3566" calcext:value-type="float">
            <text:p>3566</text:p>
          </table:table-cell>
          <table:table-cell office:value-type="float" office:value="4012" calcext:value-type="float">
            <text:p>4012</text:p>
          </table:table-cell>
          <table:table-cell office:value-type="float" office:value="4458" calcext:value-type="float">
            <text:p>4458</text:p>
          </table:table-cell>
          <table:table-cell office:value-type="float" office:value="4903" calcext:value-type="float">
            <text:p>4903</text:p>
          </table:table-cell>
          <table:table-cell office:value-type="float" office:value="5349" calcext:value-type="float">
            <text:p>5349</text:p>
          </table:table-cell>
          <table:table-cell office:value-type="float" office:value="5795" calcext:value-type="float">
            <text:p>5795</text:p>
          </table:table-cell>
          <table:table-cell office:value-type="float" office:value="6241" calcext:value-type="float">
            <text:p>6241</text:p>
          </table:table-cell>
          <table:table-cell office:value-type="float" office:value="6687" calcext:value-type="float">
            <text:p>6687</text:p>
          </table:table-cell>
          <table:table-cell office:value-type="float" office:value="7132" calcext:value-type="float">
            <text:p>7132</text:p>
          </table:table-cell>
          <table:table-cell office:value-type="float" office:value="7578" calcext:value-type="float">
            <text:p>7578</text:p>
          </table:table-cell>
          <table:table-cell office:value-type="float" office:value="8024" calcext:value-type="float">
            <text:p>8024</text:p>
          </table:table-cell>
          <table:table-cell office:value-type="float" office:value="8470" calcext:value-type="float">
            <text:p>8470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359" calcext:value-type="float">
            <text:p>359</text:p>
          </table:table-cell>
          <table:table-cell office:value-type="float" office:value="393" calcext:value-type="float">
            <text:p>393</text:p>
          </table:table-cell>
          <table:table-cell office:value-type="float" office:value="522" calcext:value-type="float">
            <text:p>522</text:p>
          </table:table-cell>
          <table:table-cell office:value-type="float" office:value="671" calcext:value-type="float">
            <text:p>671</text:p>
          </table:table-cell>
          <table:table-cell office:value-type="float" office:value="719" calcext:value-type="float">
            <text:p>719</text:p>
          </table:table-cell>
          <table:table-cell office:value-type="float" office:value="768" calcext:value-type="float">
            <text:p>768</text:p>
          </table:table-cell>
          <table:table-cell office:value-type="float" office:value="819" calcext:value-type="float">
            <text:p>819</text:p>
          </table:table-cell>
          <table:table-cell office:value-type="float" office:value="876" calcext:value-type="float">
            <text:p>876</text:p>
          </table:table-cell>
          <table:table-cell office:value-type="float" office:value="934" calcext:value-type="float">
            <text:p>934</text:p>
          </table:table-cell>
          <table:table-cell office:value-type="float" office:value="1034" calcext:value-type="float">
            <text:p>1034</text:p>
          </table:table-cell>
          <table:table-cell office:value-type="float" office:value="1180" calcext:value-type="float">
            <text:p>1180</text:p>
          </table:table-cell>
          <table:table-cell office:value-type="float" office:value="1389" calcext:value-type="float">
            <text:p>1389</text:p>
          </table:table-cell>
          <table:table-cell office:value-type="float" office:value="1578" calcext:value-type="float">
            <text:p>1578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1.82" calcext:value-type="float">
            <text:p>1.82</text:p>
          </table:table-cell>
          <table:table-cell office:value-type="float" office:value="4.74" calcext:value-type="float">
            <text:p>4.74</text:p>
          </table:table-cell>
          <table:table-cell office:value-type="float" office:value="6.04" calcext:value-type="float">
            <text:p>6.04</text:p>
          </table:table-cell>
          <table:table-cell office:value-type="float" office:value="12.04" calcext:value-type="float">
            <text:p>12.04</text:p>
          </table:table-cell>
          <table:table-cell office:value-type="float" office:value="15.16" calcext:value-type="float">
            <text:p>15.16</text:p>
          </table:table-cell>
          <table:table-cell office:value-type="float" office:value="17.04" calcext:value-type="float">
            <text:p>17.04</text:p>
          </table:table-cell>
          <table:table-cell office:value-type="float" office:value="18.71" calcext:value-type="float">
            <text:p>18.71</text:p>
          </table:table-cell>
          <table:table-cell office:value-type="float" office:value="20.48" calcext:value-type="float">
            <text:p>20.48</text:p>
          </table:table-cell>
          <table:table-cell office:value-type="float" office:value="27.2" calcext:value-type="float">
            <text:p>27.2</text:p>
          </table:table-cell>
          <table:table-cell office:value-type="float" office:value="34.97" calcext:value-type="float">
            <text:p>34.97</text:p>
          </table:table-cell>
          <table:table-cell office:value-type="float" office:value="37.47" calcext:value-type="float">
            <text:p>37.47</text:p>
          </table:table-cell>
          <table:table-cell office:value-type="float" office:value="40.02" calcext:value-type="float">
            <text:p>40.02</text:p>
          </table:table-cell>
          <table:table-cell office:value-type="float" office:value="42.68" calcext:value-type="float">
            <text:p>42.68</text:p>
          </table:table-cell>
          <table:table-cell office:value-type="float" office:value="45.65" calcext:value-type="float">
            <text:p>45.65</text:p>
          </table:table-cell>
          <table:table-cell office:value-type="float" office:value="48.67" calcext:value-type="float">
            <text:p>48.67</text:p>
          </table:table-cell>
          <table:table-cell office:value-type="float" office:value="53.88" calcext:value-type="float">
            <text:p>53.88</text:p>
          </table:table-cell>
          <table:table-cell office:value-type="float" office:value="61.49" calcext:value-type="float">
            <text:p>61.49</text:p>
          </table:table-cell>
          <table:table-cell office:value-type="float" office:value="72.38" calcext:value-type="float">
            <text:p>72.38</text:p>
          </table:table-cell>
          <table:table-cell office:value-type="float" office:value="82.23" calcext:value-type="float">
            <text:p>82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expl.</text:p>
          </table:table-cell>
          <table:table-cell office:value-type="float" office:value="2573024" calcext:value-type="float">
            <text:p>2573024</text:p>
          </table:table-cell>
          <table:table-cell office:value-type="float" office:value="5146048" calcext:value-type="float">
            <text:p>5146048</text:p>
          </table:table-cell>
          <table:table-cell office:value-type="float" office:value="7719072" calcext:value-type="float">
            <text:p>7719072</text:p>
          </table:table-cell>
          <table:table-cell office:value-type="float" office:value="10292096" calcext:value-type="float">
            <text:p>10292096</text:p>
          </table:table-cell>
          <table:table-cell office:value-type="float" office:value="12865120" calcext:value-type="float">
            <text:p>12865120</text:p>
          </table:table-cell>
          <table:table-cell office:value-type="float" office:value="15438144" calcext:value-type="float">
            <text:p>15438144</text:p>
          </table:table-cell>
          <table:table-cell office:value-type="float" office:value="18011168" calcext:value-type="float">
            <text:p>18011168</text:p>
          </table:table-cell>
          <table:table-cell office:value-type="float" office:value="20584192" calcext:value-type="float">
            <text:p>20584192</text:p>
          </table:table-cell>
          <table:table-cell office:value-type="float" office:value="23157216" calcext:value-type="float">
            <text:p>23157216</text:p>
          </table:table-cell>
          <table:table-cell office:value-type="float" office:value="25730240" calcext:value-type="float">
            <text:p>25730240</text:p>
          </table:table-cell>
          <table:table-cell office:value-type="float" office:value="28303264" calcext:value-type="float">
            <text:p>28303264</text:p>
          </table:table-cell>
          <table:table-cell office:value-type="float" office:value="30876288" calcext:value-type="float">
            <text:p>30876288</text:p>
          </table:table-cell>
          <table:table-cell office:value-type="float" office:value="33449312" calcext:value-type="float">
            <text:p>33449312</text:p>
          </table:table-cell>
          <table:table-cell office:value-type="float" office:value="36022336" calcext:value-type="float">
            <text:p>36022336</text:p>
          </table:table-cell>
          <table:table-cell office:value-type="float" office:value="38595360" calcext:value-type="float">
            <text:p>38595360</text:p>
          </table:table-cell>
          <table:table-cell office:value-type="float" office:value="41168384" calcext:value-type="float">
            <text:p>41168384</text:p>
          </table:table-cell>
          <table:table-cell office:value-type="float" office:value="43741408" calcext:value-type="float">
            <text:p>43741408</text:p>
          </table:table-cell>
          <table:table-cell office:value-type="float" office:value="46314432" calcext:value-type="float">
            <text:p>46314432</text:p>
          </table:table-cell>
          <table:table-cell office:value-type="float" office:value="48887456" calcext:value-type="float">
            <text:p>48887456</text:p>
          </table:table-cell>
          <table:table-cell office:value-type="float" office:value="51460480" calcext:value-type="float">
            <text:p>5146048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175311" calcext:value-type="float">
            <text:p>175311</text:p>
          </table:table-cell>
          <table:table-cell office:value-type="float" office:value="361744" calcext:value-type="float">
            <text:p>361744</text:p>
          </table:table-cell>
          <table:table-cell office:value-type="float" office:value="742476" calcext:value-type="float">
            <text:p>742476</text:p>
          </table:table-cell>
          <table:table-cell office:value-type="float" office:value="914259" calcext:value-type="float">
            <text:p>914259</text:p>
          </table:table-cell>
          <table:table-cell office:value-type="float" office:value="1031236" calcext:value-type="float">
            <text:p>1031236</text:p>
          </table:table-cell>
          <table:table-cell office:value-type="float" office:value="1149363" calcext:value-type="float">
            <text:p>1149363</text:p>
          </table:table-cell>
          <table:table-cell office:value-type="float" office:value="1819143" calcext:value-type="float">
            <text:p>1819143</text:p>
          </table:table-cell>
          <table:table-cell office:value-type="float" office:value="2482722" calcext:value-type="float">
            <text:p>2482722</text:p>
          </table:table-cell>
          <table:table-cell office:value-type="float" office:value="2673380" calcext:value-type="float">
            <text:p>2673380</text:p>
          </table:table-cell>
          <table:table-cell office:value-type="float" office:value="2870565" calcext:value-type="float">
            <text:p>2870565</text:p>
          </table:table-cell>
          <table:table-cell office:value-type="float" office:value="3065949" calcext:value-type="float">
            <text:p>3065949</text:p>
          </table:table-cell>
          <table:table-cell office:value-type="float" office:value="3266905" calcext:value-type="float">
            <text:p>3266905</text:p>
          </table:table-cell>
          <table:table-cell office:value-type="float" office:value="3475361" calcext:value-type="float">
            <text:p>3475361</text:p>
          </table:table-cell>
          <table:table-cell office:value-type="float" office:value="3770178" calcext:value-type="float">
            <text:p>3770178</text:p>
          </table:table-cell>
          <table:table-cell office:value-type="float" office:value="4625926" calcext:value-type="float">
            <text:p>4625926</text:p>
          </table:table-cell>
          <table:table-cell office:value-type="float" office:value="5540363" calcext:value-type="float">
            <text:p>5540363</text:p>
          </table:table-cell>
          <table:table-cell office:value-type="float" office:value="6648727" calcext:value-type="float">
            <text:p>6648727</text:p>
          </table:table-cell>
          <table:table-cell office:value-type="float" office:value="7624866" calcext:value-type="float">
            <text:p>7624866</text:p>
          </table:table-cell>
          <table:table-cell office:value-type="float" office:value="8905597" calcext:value-type="float">
            <text:p>8905597</text:p>
          </table:table-cell>
          <table:table-cell office:value-type="float" office:value="10391382" calcext:value-type="float">
            <text:p>1039138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1.69" calcext:value-type="float">
            <text:p>1.69</text:p>
          </table:table-cell>
          <table:table-cell office:value-type="float" office:value="3.48" calcext:value-type="float">
            <text:p>3.48</text:p>
          </table:table-cell>
          <table:table-cell office:value-type="float" office:value="7.15" calcext:value-type="float">
            <text:p>7.15</text:p>
          </table:table-cell>
          <table:table-cell office:value-type="float" office:value="8.8" calcext:value-type="float">
            <text:p>8.8</text:p>
          </table:table-cell>
          <table:table-cell office:value-type="float" office:value="9.92" calcext:value-type="float">
            <text:p>9.92</text:p>
          </table:table-cell>
          <table:table-cell office:value-type="float" office:value="11.06" calcext:value-type="float">
            <text:p>11.06</text:p>
          </table:table-cell>
          <table:table-cell office:value-type="float" office:value="17.51" calcext:value-type="float">
            <text:p>17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5.73" calcext:value-type="float">
            <text:p>25.73</text:p>
          </table:table-cell>
          <table:table-cell office:value-type="float" office:value="27.62" calcext:value-type="float">
            <text:p>27.62</text:p>
          </table:table-cell>
          <table:table-cell office:value-type="float" office:value="29.5" calcext:value-type="float">
            <text:p>29.5</text:p>
          </table:table-cell>
          <table:table-cell office:value-type="float" office:value="31.44" calcext:value-type="float">
            <text:p>31.44</text:p>
          </table:table-cell>
          <table:table-cell office:value-type="float" office:value="33.44" calcext:value-type="float">
            <text:p>33.44</text:p>
          </table:table-cell>
          <table:table-cell office:value-type="float" office:value="36.28" calcext:value-type="float">
            <text:p>36.28</text:p>
          </table:table-cell>
          <table:table-cell office:value-type="float" office:value="44.52" calcext:value-type="float">
            <text:p>44.52</text:p>
          </table:table-cell>
          <table:table-cell office:value-type="float" office:value="53.32" calcext:value-type="float">
            <text:p>53.32</text:p>
          </table:table-cell>
          <table:table-cell office:value-type="float" office:value="63.98" calcext:value-type="float">
            <text:p>63.98</text:p>
          </table:table-cell>
          <table:table-cell office:value-type="float" office:value="73.38" calcext:value-type="float">
            <text:p>73.38</text:p>
          </table:table-cell>
          <table:table-cell office:value-type="float" office:value="85.7" calcext:value-type="float">
            <text:p>8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expl.</text:p>
          </table:table-cell>
          <table:table-cell office:value-type="float" office:value="29165870" calcext:value-type="float">
            <text:p>29165870</text:p>
          </table:table-cell>
          <table:table-cell office:value-type="float" office:value="58331740" calcext:value-type="float">
            <text:p>58331740</text:p>
          </table:table-cell>
          <table:table-cell office:value-type="float" office:value="87497610" calcext:value-type="float">
            <text:p>87497610</text:p>
          </table:table-cell>
          <table:table-cell office:value-type="float" office:value="116663481" calcext:value-type="float">
            <text:p>116663481</text:p>
          </table:table-cell>
          <table:table-cell office:value-type="float" office:value="145829351" calcext:value-type="float">
            <text:p>145829351</text:p>
          </table:table-cell>
          <table:table-cell office:value-type="float" office:value="174995221" calcext:value-type="float">
            <text:p>174995221</text:p>
          </table:table-cell>
          <table:table-cell office:value-type="float" office:value="204161091" calcext:value-type="float">
            <text:p>204161091</text:p>
          </table:table-cell>
          <table:table-cell office:value-type="float" office:value="233326962" calcext:value-type="float">
            <text:p>233326962</text:p>
          </table:table-cell>
          <table:table-cell office:value-type="float" office:value="262492832" calcext:value-type="float">
            <text:p>262492832</text:p>
          </table:table-cell>
          <table:table-cell office:value-type="float" office:value="291658702" calcext:value-type="float">
            <text:p>291658702</text:p>
          </table:table-cell>
          <table:table-cell office:value-type="float" office:value="320824572" calcext:value-type="float">
            <text:p>320824572</text:p>
          </table:table-cell>
          <table:table-cell office:value-type="float" office:value="349990443" calcext:value-type="float">
            <text:p>349990443</text:p>
          </table:table-cell>
          <table:table-cell office:value-type="float" office:value="379156313" calcext:value-type="float">
            <text:p>379156313</text:p>
          </table:table-cell>
          <table:table-cell office:value-type="float" office:value="408322183" calcext:value-type="float">
            <text:p>408322183</text:p>
          </table:table-cell>
          <table:table-cell office:value-type="float" office:value="437488053" calcext:value-type="float">
            <text:p>437488053</text:p>
          </table:table-cell>
          <table:table-cell office:value-type="float" office:value="466653924" calcext:value-type="float">
            <text:p>466653924</text:p>
          </table:table-cell>
          <table:table-cell office:value-type="float" office:value="495819794" calcext:value-type="float">
            <text:p>495819794</text:p>
          </table:table-cell>
          <table:table-cell office:value-type="float" office:value="524985664" calcext:value-type="float">
            <text:p>524985664</text:p>
          </table:table-cell>
          <table:table-cell office:value-type="float" office:value="554151534" calcext:value-type="float">
            <text:p>554151534</text:p>
          </table:table-cell>
          <table:table-cell office:value-type="float" office:value="583317405" calcext:value-type="float">
            <text:p>58331740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1940381" calcext:value-type="float">
            <text:p>1940381</text:p>
          </table:table-cell>
          <table:table-cell office:value-type="float" office:value="3747166" calcext:value-type="float">
            <text:p>3747166</text:p>
          </table:table-cell>
          <table:table-cell office:value-type="float" office:value="7007787" calcext:value-type="float">
            <text:p>7007787</text:p>
          </table:table-cell>
          <table:table-cell office:value-type="float" office:value="8479246" calcext:value-type="float">
            <text:p>8479246</text:p>
          </table:table-cell>
          <table:table-cell office:value-type="float" office:value="9654237" calcext:value-type="float">
            <text:p>9654237</text:p>
          </table:table-cell>
          <table:table-cell office:value-type="float" office:value="16528020" calcext:value-type="float">
            <text:p>16528020</text:p>
          </table:table-cell>
          <table:table-cell office:value-type="float" office:value="25591517" calcext:value-type="float">
            <text:p>25591517</text:p>
          </table:table-cell>
          <table:table-cell office:value-type="float" office:value="27720177" calcext:value-type="float">
            <text:p>27720177</text:p>
          </table:table-cell>
          <table:table-cell office:value-type="float" office:value="29851730" calcext:value-type="float">
            <text:p>29851730</text:p>
          </table:table-cell>
          <table:table-cell office:value-type="float" office:value="32029719" calcext:value-type="float">
            <text:p>32029719</text:p>
          </table:table-cell>
          <table:table-cell office:value-type="float" office:value="34196273" calcext:value-type="float">
            <text:p>34196273</text:p>
          </table:table-cell>
          <table:table-cell office:value-type="float" office:value="36447910" calcext:value-type="float">
            <text:p>36447910</text:p>
          </table:table-cell>
          <table:table-cell office:value-type="float" office:value="38747033" calcext:value-type="float">
            <text:p>38747033</text:p>
          </table:table-cell>
          <table:table-cell office:value-type="float" office:value="44574208" calcext:value-type="float">
            <text:p>44574208</text:p>
          </table:table-cell>
          <table:table-cell office:value-type="float" office:value="53692280" calcext:value-type="float">
            <text:p>53692280</text:p>
          </table:table-cell>
          <table:table-cell office:value-type="float" office:value="64466303" calcext:value-type="float">
            <text:p>64466303</text:p>
          </table:table-cell>
          <table:table-cell office:value-type="float" office:value="74209343" calcext:value-type="float">
            <text:p>74209343</text:p>
          </table:table-cell>
          <table:table-cell office:value-type="float" office:value="84966572" calcext:value-type="float">
            <text:p>84966572</text:p>
          </table:table-cell>
          <table:table-cell office:value-type="float" office:value="97702527" calcext:value-type="float">
            <text:p>97702527</text:p>
          </table:table-cell>
          <table:table-cell office:value-type="float" office:value="111511015" calcext:value-type="float">
            <text:p>11151101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1.74" calcext:value-type="float">
            <text:p>1.74</text:p>
          </table:table-cell>
          <table:table-cell office:value-type="float" office:value="3.36" calcext:value-type="float">
            <text:p>3.36</text:p>
          </table:table-cell>
          <table:table-cell office:value-type="float" office:value="6.28" calcext:value-type="float">
            <text:p>6.28</text:p>
          </table:table-cell>
          <table:table-cell office:value-type="float" office:value="7.6" calcext:value-type="float">
            <text:p>7.6</text:p>
          </table:table-cell>
          <table:table-cell office:value-type="float" office:value="8.66" calcext:value-type="float">
            <text:p>8.66</text:p>
          </table:table-cell>
          <table:table-cell office:value-type="float" office:value="14.82" calcext:value-type="float">
            <text:p>14.82</text:p>
          </table:table-cell>
          <table:table-cell office:value-type="float" office:value="22.95" calcext:value-type="float">
            <text:p>22.95</text:p>
          </table:table-cell>
          <table:table-cell office:value-type="float" office:value="24.86" calcext:value-type="float">
            <text:p>24.86</text:p>
          </table:table-cell>
          <table:table-cell office:value-type="float" office:value="26.77" calcext:value-type="float">
            <text:p>26.77</text:p>
          </table:table-cell>
          <table:table-cell office:value-type="float" office:value="28.72" calcext:value-type="float">
            <text:p>28.72</text:p>
          </table:table-cell>
          <table:table-cell office:value-type="float" office:value="30.67" calcext:value-type="float">
            <text:p>30.67</text:p>
          </table:table-cell>
          <table:table-cell office:value-type="float" office:value="32.69" calcext:value-type="float">
            <text:p>32.69</text:p>
          </table:table-cell>
          <table:table-cell office:value-type="float" office:value="34.75" calcext:value-type="float">
            <text:p>34.75</text:p>
          </table:table-cell>
          <table:table-cell office:value-type="float" office:value="39.97" calcext:value-type="float">
            <text:p>39.97</text:p>
          </table:table-cell>
          <table:table-cell office:value-type="float" office:value="48.15" calcext:value-type="float">
            <text:p>48.15</text:p>
          </table:table-cell>
          <table:table-cell office:value-type="float" office:value="57.81" calcext:value-type="float">
            <text:p>57.81</text:p>
          </table:table-cell>
          <table:table-cell office:value-type="float" office:value="66.55" calcext:value-type="float">
            <text:p>66.55</text:p>
          </table:table-cell>
          <table:table-cell office:value-type="float" office:value="76.2" calcext:value-type="float">
            <text:p>76.2</text:p>
          </table:table-cell>
          <table:table-cell office:value-type="float" office:value="87.62" calcext:value-type="float">
            <text:p>87.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414" calcext:value-type="float">
            <text:p>414</text:p>
          </table:table-cell>
          <table:table-cell office:value-type="float" office:value="440" calcext:value-type="float">
            <text:p>440</text:p>
          </table:table-cell>
          <table:table-cell office:value-type="float" office:value="466" calcext:value-type="float">
            <text:p>466</text:p>
          </table:table-cell>
          <table:table-cell office:value-type="float" office:value="492" calcext:value-type="float">
            <text:p>49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0" calcext:value-type="float">
            <text:p>0</text:p>
          </table:table-cell>
          <table:table-cell office:value-type="float" office:value="5.77" calcext:value-type="float">
            <text:p>5.77</text:p>
          </table:table-cell>
          <table:table-cell office:value-type="float" office:value="9.62" calcext:value-type="float">
            <text:p>9.62</text:p>
          </table:table-cell>
          <table:table-cell office:value-type="float" office:value="15.38" calcext:value-type="float">
            <text:p>15.38</text:p>
          </table:table-cell>
          <table:table-cell office:value-type="float" office:value="21.15" calcext:value-type="float">
            <text:p>21.15</text:p>
          </table:table-cell>
          <table:table-cell office:value-type="float" office:value="26.92" calcext:value-type="float">
            <text:p>26.92</text:p>
          </table:table-cell>
          <table:table-cell office:value-type="float" office:value="28.85" calcext:value-type="float">
            <text:p>28.85</text:p>
          </table:table-cell>
          <table:table-cell office:value-type="float" office:value="34.62" calcext:value-type="float">
            <text:p>34.62</text:p>
          </table:table-cell>
          <table:table-cell office:value-type="float" office:value="40.38" calcext:value-type="float">
            <text:p>40.38</text:p>
          </table:table-cell>
          <table:table-cell office:value-type="float" office:value="46.15" calcext:value-type="float">
            <text:p>46.15</text:p>
          </table:table-cell>
          <table:table-cell office:value-type="float" office:value="50" calcext:value-type="float">
            <text:p>50</text:p>
          </table:table-cell>
          <table:table-cell office:value-type="float" office:value="55.77" calcext:value-type="float">
            <text:p>55.77</text:p>
          </table:table-cell>
          <table:table-cell office:value-type="float" office:value="59.62" calcext:value-type="float">
            <text:p>59.62</text:p>
          </table:table-cell>
          <table:table-cell office:value-type="float" office:value="67.31" calcext:value-type="float">
            <text:p>67.31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82.69" calcext:value-type="float">
            <text:p>82.69</text:p>
          </table:table-cell>
          <table:table-cell office:value-type="float" office:value="88.46" calcext:value-type="float">
            <text:p>88.46</text:p>
          </table:table-cell>
          <table:table-cell office:value-type="float" office:value="94.23" calcext:value-type="float">
            <text:p>94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14466" calcext:value-type="float">
            <text:p>14466</text:p>
          </table:table-cell>
          <table:table-cell office:value-type="float" office:value="28932" calcext:value-type="float">
            <text:p>28932</text:p>
          </table:table-cell>
          <table:table-cell office:value-type="float" office:value="43398" calcext:value-type="float">
            <text:p>43398</text:p>
          </table:table-cell>
          <table:table-cell office:value-type="float" office:value="57864" calcext:value-type="float">
            <text:p>57864</text:p>
          </table:table-cell>
          <table:table-cell office:value-type="float" office:value="72331" calcext:value-type="float">
            <text:p>72331</text:p>
          </table:table-cell>
          <table:table-cell office:value-type="float" office:value="86797" calcext:value-type="float">
            <text:p>86797</text:p>
          </table:table-cell>
          <table:table-cell office:value-type="float" office:value="101263" calcext:value-type="float">
            <text:p>101263</text:p>
          </table:table-cell>
          <table:table-cell office:value-type="float" office:value="115729" calcext:value-type="float">
            <text:p>115729</text:p>
          </table:table-cell>
          <table:table-cell office:value-type="float" office:value="130195" calcext:value-type="float">
            <text:p>130195</text:p>
          </table:table-cell>
          <table:table-cell office:value-type="float" office:value="144662" calcext:value-type="float">
            <text:p>144662</text:p>
          </table:table-cell>
          <table:table-cell office:value-type="float" office:value="159128" calcext:value-type="float">
            <text:p>159128</text:p>
          </table:table-cell>
          <table:table-cell office:value-type="float" office:value="173594" calcext:value-type="float">
            <text:p>173594</text:p>
          </table:table-cell>
          <table:table-cell office:value-type="float" office:value="188060" calcext:value-type="float">
            <text:p>188060</text:p>
          </table:table-cell>
          <table:table-cell office:value-type="float" office:value="202526" calcext:value-type="float">
            <text:p>202526</text:p>
          </table:table-cell>
          <table:table-cell office:value-type="float" office:value="216993" calcext:value-type="float">
            <text:p>216993</text:p>
          </table:table-cell>
          <table:table-cell office:value-type="float" office:value="231459" calcext:value-type="float">
            <text:p>231459</text:p>
          </table:table-cell>
          <table:table-cell office:value-type="float" office:value="245925" calcext:value-type="float">
            <text:p>245925</text:p>
          </table:table-cell>
          <table:table-cell office:value-type="float" office:value="260391" calcext:value-type="float">
            <text:p>260391</text:p>
          </table:table-cell>
          <table:table-cell office:value-type="float" office:value="274857" calcext:value-type="float">
            <text:p>274857</text:p>
          </table:table-cell>
          <table:table-cell office:value-type="float" office:value="289324" calcext:value-type="float">
            <text:p>289324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1002" calcext:value-type="float">
            <text:p>1002</text:p>
          </table:table-cell>
          <table:table-cell office:value-type="float" office:value="2018" calcext:value-type="float">
            <text:p>2018</text:p>
          </table:table-cell>
          <table:table-cell office:value-type="float" office:value="3063" calcext:value-type="float">
            <text:p>3063</text:p>
          </table:table-cell>
          <table:table-cell office:value-type="float" office:value="4140" calcext:value-type="float">
            <text:p>4140</text:p>
          </table:table-cell>
          <table:table-cell office:value-type="float" office:value="5148" calcext:value-type="float">
            <text:p>5148</text:p>
          </table:table-cell>
          <table:table-cell office:value-type="float" office:value="6192" calcext:value-type="float">
            <text:p>6192</text:p>
          </table:table-cell>
          <table:table-cell office:value-type="float" office:value="7259" calcext:value-type="float">
            <text:p>7259</text:p>
          </table:table-cell>
          <table:table-cell office:value-type="float" office:value="8281" calcext:value-type="float">
            <text:p>8281</text:p>
          </table:table-cell>
          <table:table-cell office:value-type="float" office:value="9318" calcext:value-type="float">
            <text:p>9318</text:p>
          </table:table-cell>
          <table:table-cell office:value-type="float" office:value="10380" calcext:value-type="float">
            <text:p>10380</text:p>
          </table:table-cell>
          <table:table-cell office:value-type="float" office:value="11439" calcext:value-type="float">
            <text:p>11439</text:p>
          </table:table-cell>
          <table:table-cell office:value-type="float" office:value="12509" calcext:value-type="float">
            <text:p>12509</text:p>
          </table:table-cell>
          <table:table-cell office:value-type="float" office:value="13555" calcext:value-type="float">
            <text:p>13555</text:p>
          </table:table-cell>
          <table:table-cell office:value-type="float" office:value="14629" calcext:value-type="float">
            <text:p>14629</text:p>
          </table:table-cell>
          <table:table-cell office:value-type="float" office:value="15677" calcext:value-type="float">
            <text:p>15677</text:p>
          </table:table-cell>
          <table:table-cell office:value-type="float" office:value="16759" calcext:value-type="float">
            <text:p>16759</text:p>
          </table:table-cell>
          <table:table-cell office:value-type="float" office:value="17844" calcext:value-type="float">
            <text:p>17844</text:p>
          </table:table-cell>
          <table:table-cell office:value-type="float" office:value="18931" calcext:value-type="float">
            <text:p>18931</text:p>
          </table:table-cell>
          <table:table-cell office:value-type="float" office:value="20027" calcext:value-type="float">
            <text:p>20027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74" calcext:value-type="float">
            <text:p>4.74</text:p>
          </table:table-cell>
          <table:table-cell office:value-type="float" office:value="9.54" calcext:value-type="float">
            <text:p>9.54</text:p>
          </table:table-cell>
          <table:table-cell office:value-type="float" office:value="14.48" calcext:value-type="float">
            <text:p>14.48</text:p>
          </table:table-cell>
          <table:table-cell office:value-type="float" office:value="19.58" calcext:value-type="float">
            <text:p>19.58</text:p>
          </table:table-cell>
          <table:table-cell office:value-type="float" office:value="24.34" calcext:value-type="float">
            <text:p>24.34</text:p>
          </table:table-cell>
          <table:table-cell office:value-type="float" office:value="29.28" calcext:value-type="float">
            <text:p>29.28</text:p>
          </table:table-cell>
          <table:table-cell office:value-type="float" office:value="34.33" calcext:value-type="float">
            <text:p>34.33</text:p>
          </table:table-cell>
          <table:table-cell office:value-type="float" office:value="39.16" calcext:value-type="float">
            <text:p>39.16</text:p>
          </table:table-cell>
          <table:table-cell office:value-type="float" office:value="44.06" calcext:value-type="float">
            <text:p>44.06</text:p>
          </table:table-cell>
          <table:table-cell office:value-type="float" office:value="49.08" calcext:value-type="float">
            <text:p>49.08</text:p>
          </table:table-cell>
          <table:table-cell office:value-type="float" office:value="54.09" calcext:value-type="float">
            <text:p>54.09</text:p>
          </table:table-cell>
          <table:table-cell office:value-type="float" office:value="59.15" calcext:value-type="float">
            <text:p>59.15</text:p>
          </table:table-cell>
          <table:table-cell office:value-type="float" office:value="64.1" calcext:value-type="float">
            <text:p>64.1</text:p>
          </table:table-cell>
          <table:table-cell office:value-type="float" office:value="69.18" calcext:value-type="float">
            <text:p>69.18</text:p>
          </table:table-cell>
          <table:table-cell office:value-type="float" office:value="74.13" calcext:value-type="float">
            <text:p>74.13</text:p>
          </table:table-cell>
          <table:table-cell office:value-type="float" office:value="79.25" calcext:value-type="float">
            <text:p>79.25</text:p>
          </table:table-cell>
          <table:table-cell office:value-type="float" office:value="84.38" calcext:value-type="float">
            <text:p>84.38</text:p>
          </table:table-cell>
          <table:table-cell office:value-type="float" office:value="89.52" calcext:value-type="float">
            <text:p>89.52</text:p>
          </table:table-cell>
          <table:table-cell office:value-type="float" office:value="94.7" calcext:value-type="float">
            <text:p>94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85108" calcext:value-type="float">
            <text:p>85108</text:p>
          </table:table-cell>
          <table:table-cell office:value-type="float" office:value="170217" calcext:value-type="float">
            <text:p>170217</text:p>
          </table:table-cell>
          <table:table-cell office:value-type="float" office:value="255325" calcext:value-type="float">
            <text:p>255325</text:p>
          </table:table-cell>
          <table:table-cell office:value-type="float" office:value="340434" calcext:value-type="float">
            <text:p>340434</text:p>
          </table:table-cell>
          <table:table-cell office:value-type="float" office:value="425542" calcext:value-type="float">
            <text:p>425542</text:p>
          </table:table-cell>
          <table:table-cell office:value-type="float" office:value="510651" calcext:value-type="float">
            <text:p>510651</text:p>
          </table:table-cell>
          <table:table-cell office:value-type="float" office:value="595759" calcext:value-type="float">
            <text:p>595759</text:p>
          </table:table-cell>
          <table:table-cell office:value-type="float" office:value="680868" calcext:value-type="float">
            <text:p>680868</text:p>
          </table:table-cell>
          <table:table-cell office:value-type="float" office:value="765976" calcext:value-type="float">
            <text:p>765976</text:p>
          </table:table-cell>
          <table:table-cell office:value-type="float" office:value="851085" calcext:value-type="float">
            <text:p>851085</text:p>
          </table:table-cell>
          <table:table-cell office:value-type="float" office:value="936194" calcext:value-type="float">
            <text:p>936194</text:p>
          </table:table-cell>
          <table:table-cell office:value-type="float" office:value="1021302" calcext:value-type="float">
            <text:p>1021302</text:p>
          </table:table-cell>
          <table:table-cell office:value-type="float" office:value="1106411" calcext:value-type="float">
            <text:p>1106411</text:p>
          </table:table-cell>
          <table:table-cell office:value-type="float" office:value="1191519" calcext:value-type="float">
            <text:p>1191519</text:p>
          </table:table-cell>
          <table:table-cell office:value-type="float" office:value="1276628" calcext:value-type="float">
            <text:p>1276628</text:p>
          </table:table-cell>
          <table:table-cell office:value-type="float" office:value="1361736" calcext:value-type="float">
            <text:p>1361736</text:p>
          </table:table-cell>
          <table:table-cell office:value-type="float" office:value="1446845" calcext:value-type="float">
            <text:p>1446845</text:p>
          </table:table-cell>
          <table:table-cell office:value-type="float" office:value="1531953" calcext:value-type="float">
            <text:p>1531953</text:p>
          </table:table-cell>
          <table:table-cell office:value-type="float" office:value="1617062" calcext:value-type="float">
            <text:p>1617062</text:p>
          </table:table-cell>
          <table:table-cell office:value-type="float" office:value="1702171" calcext:value-type="float">
            <text:p>1702171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5554" calcext:value-type="float">
            <text:p>5554</text:p>
          </table:table-cell>
          <table:table-cell office:value-type="float" office:value="11207" calcext:value-type="float">
            <text:p>11207</text:p>
          </table:table-cell>
          <table:table-cell office:value-type="float" office:value="16943" calcext:value-type="float">
            <text:p>16943</text:p>
          </table:table-cell>
          <table:table-cell office:value-type="float" office:value="22738" calcext:value-type="float">
            <text:p>22738</text:p>
          </table:table-cell>
          <table:table-cell office:value-type="float" office:value="28396" calcext:value-type="float">
            <text:p>28396</text:p>
          </table:table-cell>
          <table:table-cell office:value-type="float" office:value="34140" calcext:value-type="float">
            <text:p>34140</text:p>
          </table:table-cell>
          <table:table-cell office:value-type="float" office:value="39927" calcext:value-type="float">
            <text:p>39927</text:p>
          </table:table-cell>
          <table:table-cell office:value-type="float" office:value="45580" calcext:value-type="float">
            <text:p>45580</text:p>
          </table:table-cell>
          <table:table-cell office:value-type="float" office:value="51334" calcext:value-type="float">
            <text:p>51334</text:p>
          </table:table-cell>
          <table:table-cell office:value-type="float" office:value="57177" calcext:value-type="float">
            <text:p>57177</text:p>
          </table:table-cell>
          <table:table-cell office:value-type="float" office:value="62940" calcext:value-type="float">
            <text:p>62940</text:p>
          </table:table-cell>
          <table:table-cell office:value-type="float" office:value="68747" calcext:value-type="float">
            <text:p>68747</text:p>
          </table:table-cell>
          <table:table-cell office:value-type="float" office:value="74553" calcext:value-type="float">
            <text:p>74553</text:p>
          </table:table-cell>
          <table:table-cell office:value-type="float" office:value="80341" calcext:value-type="float">
            <text:p>80341</text:p>
          </table:table-cell>
          <table:table-cell office:value-type="float" office:value="86188" calcext:value-type="float">
            <text:p>86188</text:p>
          </table:table-cell>
          <table:table-cell office:value-type="float" office:value="92096" calcext:value-type="float">
            <text:p>92096</text:p>
          </table:table-cell>
          <table:table-cell office:value-type="float" office:value="97986" calcext:value-type="float">
            <text:p>97986</text:p>
          </table:table-cell>
          <table:table-cell office:value-type="float" office:value="103879" calcext:value-type="float">
            <text:p>103879</text:p>
          </table:table-cell>
          <table:table-cell office:value-type="float" office:value="109891" calcext:value-type="float">
            <text:p>109891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79" calcext:value-type="float">
            <text:p>4.79</text:p>
          </table:table-cell>
          <table:table-cell office:value-type="float" office:value="9.66" calcext:value-type="float">
            <text:p>9.66</text:p>
          </table:table-cell>
          <table:table-cell office:value-type="float" office:value="14.61" calcext:value-type="float">
            <text:p>14.61</text:p>
          </table:table-cell>
          <table:table-cell office:value-type="float" office:value="19.61" calcext:value-type="float">
            <text:p>19.61</text:p>
          </table:table-cell>
          <table:table-cell office:value-type="float" office:value="24.48" calcext:value-type="float">
            <text:p>24.48</text:p>
          </table:table-cell>
          <table:table-cell office:value-type="float" office:value="29.44" calcext:value-type="float">
            <text:p>29.44</text:p>
          </table:table-cell>
          <table:table-cell office:value-type="float" office:value="34.43" calcext:value-type="float">
            <text:p>34.43</text:p>
          </table:table-cell>
          <table:table-cell office:value-type="float" office:value="39.3" calcext:value-type="float">
            <text:p>39.3</text:p>
          </table:table-cell>
          <table:table-cell office:value-type="float" office:value="44.26" calcext:value-type="float">
            <text:p>44.26</text:p>
          </table:table-cell>
          <table:table-cell office:value-type="float" office:value="49.3" calcext:value-type="float">
            <text:p>49.3</text:p>
          </table:table-cell>
          <table:table-cell office:value-type="float" office:value="54.27" calcext:value-type="float">
            <text:p>54.27</text:p>
          </table:table-cell>
          <table:table-cell office:value-type="float" office:value="59.28" calcext:value-type="float">
            <text:p>59.28</text:p>
          </table:table-cell>
          <table:table-cell office:value-type="float" office:value="64.28" calcext:value-type="float">
            <text:p>64.28</text:p>
          </table:table-cell>
          <table:table-cell office:value-type="float" office:value="69.27" calcext:value-type="float">
            <text:p>69.27</text:p>
          </table:table-cell>
          <table:table-cell office:value-type="float" office:value="74.32" calcext:value-type="float">
            <text:p>74.32</text:p>
          </table:table-cell>
          <table:table-cell office:value-type="float" office:value="79.41" calcext:value-type="float">
            <text:p>79.41</text:p>
          </table:table-cell>
          <table:table-cell office:value-type="float" office:value="84.49" calcext:value-type="float">
            <text:p>84.49</text:p>
          </table:table-cell>
          <table:table-cell office:value-type="float" office:value="89.57" calcext:value-type="float">
            <text:p>89.57</text:p>
          </table:table-cell>
          <table:table-cell office:value-type="float" office:value="94.75" calcext:value-type="float">
            <text:p>94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expl.</text:p>
          </table:table-cell>
          <table:table-cell office:value-type="float" office:value="8218" calcext:value-type="float">
            <text:p>8218</text:p>
          </table:table-cell>
          <table:table-cell office:value-type="float" office:value="16436" calcext:value-type="float">
            <text:p>16436</text:p>
          </table:table-cell>
          <table:table-cell office:value-type="float" office:value="24654" calcext:value-type="float">
            <text:p>24654</text:p>
          </table:table-cell>
          <table:table-cell office:value-type="float" office:value="32873" calcext:value-type="float">
            <text:p>32873</text:p>
          </table:table-cell>
          <table:table-cell office:value-type="float" office:value="41091" calcext:value-type="float">
            <text:p>41091</text:p>
          </table:table-cell>
          <table:table-cell office:value-type="float" office:value="49309" calcext:value-type="float">
            <text:p>49309</text:p>
          </table:table-cell>
          <table:table-cell office:value-type="float" office:value="57527" calcext:value-type="float">
            <text:p>57527</text:p>
          </table:table-cell>
          <table:table-cell office:value-type="float" office:value="65746" calcext:value-type="float">
            <text:p>65746</text:p>
          </table:table-cell>
          <table:table-cell office:value-type="float" office:value="73964" calcext:value-type="float">
            <text:p>73964</text:p>
          </table:table-cell>
          <table:table-cell office:value-type="float" office:value="82182" calcext:value-type="float">
            <text:p>82182</text:p>
          </table:table-cell>
          <table:table-cell office:value-type="float" office:value="90400" calcext:value-type="float">
            <text:p>90400</text:p>
          </table:table-cell>
          <table:table-cell office:value-type="float" office:value="98619" calcext:value-type="float">
            <text:p>98619</text:p>
          </table:table-cell>
          <table:table-cell office:value-type="float" office:value="106837" calcext:value-type="float">
            <text:p>106837</text:p>
          </table:table-cell>
          <table:table-cell office:value-type="float" office:value="115055" calcext:value-type="float">
            <text:p>115055</text:p>
          </table:table-cell>
          <table:table-cell office:value-type="float" office:value="123273" calcext:value-type="float">
            <text:p>123273</text:p>
          </table:table-cell>
          <table:table-cell office:value-type="float" office:value="131492" calcext:value-type="float">
            <text:p>131492</text:p>
          </table:table-cell>
          <table:table-cell office:value-type="float" office:value="139710" calcext:value-type="float">
            <text:p>139710</text:p>
          </table:table-cell>
          <table:table-cell office:value-type="float" office:value="147928" calcext:value-type="float">
            <text:p>147928</text:p>
          </table:table-cell>
          <table:table-cell office:value-type="float" office:value="156146" calcext:value-type="float">
            <text:p>156146</text:p>
          </table:table-cell>
          <table:table-cell office:value-type="float" office:value="164365" calcext:value-type="float">
            <text:p>16436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2272" calcext:value-type="float">
            <text:p>2272</text:p>
          </table:table-cell>
          <table:table-cell office:value-type="float" office:value="4130" calcext:value-type="float">
            <text:p>4130</text:p>
          </table:table-cell>
          <table:table-cell office:value-type="float" office:value="5741" calcext:value-type="float">
            <text:p>5741</text:p>
          </table:table-cell>
          <table:table-cell office:value-type="float" office:value="8237" calcext:value-type="float">
            <text:p>8237</text:p>
          </table:table-cell>
          <table:table-cell office:value-type="float" office:value="11513" calcext:value-type="float">
            <text:p>11513</text:p>
          </table:table-cell>
          <table:table-cell office:value-type="float" office:value="16382" calcext:value-type="float">
            <text:p>16382</text:p>
          </table:table-cell>
          <table:table-cell office:value-type="float" office:value="20742" calcext:value-type="float">
            <text:p>20742</text:p>
          </table:table-cell>
          <table:table-cell office:value-type="float" office:value="23602" calcext:value-type="float">
            <text:p>23602</text:p>
          </table:table-cell>
          <table:table-cell office:value-type="float" office:value="25375" calcext:value-type="float">
            <text:p>25375</text:p>
          </table:table-cell>
          <table:table-cell office:value-type="float" office:value="28115" calcext:value-type="float">
            <text:p>28115</text:p>
          </table:table-cell>
          <table:table-cell office:value-type="float" office:value="32152" calcext:value-type="float">
            <text:p>32152</text:p>
          </table:table-cell>
          <table:table-cell office:value-type="float" office:value="34259" calcext:value-type="float">
            <text:p>34259</text:p>
          </table:table-cell>
          <table:table-cell office:value-type="float" office:value="37327" calcext:value-type="float">
            <text:p>37327</text:p>
          </table:table-cell>
          <table:table-cell office:value-type="float" office:value="39800" calcext:value-type="float">
            <text:p>39800</text:p>
          </table:table-cell>
          <table:table-cell office:value-type="float" office:value="41937" calcext:value-type="float">
            <text:p>41937</text:p>
          </table:table-cell>
          <table:table-cell office:value-type="float" office:value="43545" calcext:value-type="float">
            <text:p>43545</text:p>
          </table:table-cell>
          <table:table-cell office:value-type="float" office:value="46097" calcext:value-type="float">
            <text:p>46097</text:p>
          </table:table-cell>
          <table:table-cell office:value-type="float" office:value="48503" calcext:value-type="float">
            <text:p>48503</text:p>
          </table:table-cell>
          <table:table-cell office:value-type="float" office:value="50721" calcext:value-type="float">
            <text:p>50721</text:p>
          </table:table-cell>
          <table:table-cell office:value-type="float" office:value="52281" calcext:value-type="float">
            <text:p>52281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35" calcext:value-type="float">
            <text:p>4.35</text:p>
          </table:table-cell>
          <table:table-cell office:value-type="float" office:value="7.9" calcext:value-type="float">
            <text:p>7.9</text:p>
          </table:table-cell>
          <table:table-cell office:value-type="float" office:value="10.98" calcext:value-type="float">
            <text:p>10.98</text:p>
          </table:table-cell>
          <table:table-cell office:value-type="float" office:value="15.76" calcext:value-type="float">
            <text:p>15.76</text:p>
          </table:table-cell>
          <table:table-cell office:value-type="float" office:value="22.02" calcext:value-type="float">
            <text:p>22.02</text:p>
          </table:table-cell>
          <table:table-cell office:value-type="float" office:value="31.33" calcext:value-type="float">
            <text:p>31.33</text:p>
          </table:table-cell>
          <table:table-cell office:value-type="float" office:value="39.67" calcext:value-type="float">
            <text:p>39.67</text:p>
          </table:table-cell>
          <table:table-cell office:value-type="float" office:value="45.14" calcext:value-type="float">
            <text:p>45.14</text:p>
          </table:table-cell>
          <table:table-cell office:value-type="float" office:value="48.54" calcext:value-type="float">
            <text:p>48.54</text:p>
          </table:table-cell>
          <table:table-cell office:value-type="float" office:value="53.78" calcext:value-type="float">
            <text:p>53.78</text:p>
          </table:table-cell>
          <table:table-cell office:value-type="float" office:value="61.5" calcext:value-type="float">
            <text:p>61.5</text:p>
          </table:table-cell>
          <table:table-cell office:value-type="float" office:value="65.53" calcext:value-type="float">
            <text:p>65.53</text:p>
          </table:table-cell>
          <table:table-cell office:value-type="float" office:value="71.4" calcext:value-type="float">
            <text:p>71.4</text:p>
          </table:table-cell>
          <table:table-cell office:value-type="float" office:value="76.13" calcext:value-type="float">
            <text:p>76.13</text:p>
          </table:table-cell>
          <table:table-cell office:value-type="float" office:value="80.21" calcext:value-type="float">
            <text:p>80.21</text:p>
          </table:table-cell>
          <table:table-cell office:value-type="float" office:value="83.29" calcext:value-type="float">
            <text:p>83.29</text:p>
          </table:table-cell>
          <table:table-cell office:value-type="float" office:value="88.17" calcext:value-type="float">
            <text:p>88.17</text:p>
          </table:table-cell>
          <table:table-cell office:value-type="float" office:value="92.77" calcext:value-type="float">
            <text:p>92.77</text:p>
          </table:table-cell>
          <table:table-cell office:value-type="float" office:value="97.02" calcext:value-type="float">
            <text:p>97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expl.</text:p>
          </table:table-cell>
          <table:table-cell office:value-type="float" office:value="240464" calcext:value-type="float">
            <text:p>240464</text:p>
          </table:table-cell>
          <table:table-cell office:value-type="float" office:value="480929" calcext:value-type="float">
            <text:p>480929</text:p>
          </table:table-cell>
          <table:table-cell office:value-type="float" office:value="721394" calcext:value-type="float">
            <text:p>721394</text:p>
          </table:table-cell>
          <table:table-cell office:value-type="float" office:value="961858" calcext:value-type="float">
            <text:p>961858</text:p>
          </table:table-cell>
          <table:table-cell office:value-type="float" office:value="1202323" calcext:value-type="float">
            <text:p>1202323</text:p>
          </table:table-cell>
          <table:table-cell office:value-type="float" office:value="1442788" calcext:value-type="float">
            <text:p>1442788</text:p>
          </table:table-cell>
          <table:table-cell office:value-type="float" office:value="1683252" calcext:value-type="float">
            <text:p>1683252</text:p>
          </table:table-cell>
          <table:table-cell office:value-type="float" office:value="1923717" calcext:value-type="float">
            <text:p>1923717</text:p>
          </table:table-cell>
          <table:table-cell office:value-type="float" office:value="2164182" calcext:value-type="float">
            <text:p>2164182</text:p>
          </table:table-cell>
          <table:table-cell office:value-type="float" office:value="2404647" calcext:value-type="float">
            <text:p>2404647</text:p>
          </table:table-cell>
          <table:table-cell office:value-type="float" office:value="2645111" calcext:value-type="float">
            <text:p>2645111</text:p>
          </table:table-cell>
          <table:table-cell office:value-type="float" office:value="2885576" calcext:value-type="float">
            <text:p>2885576</text:p>
          </table:table-cell>
          <table:table-cell office:value-type="float" office:value="3126041" calcext:value-type="float">
            <text:p>3126041</text:p>
          </table:table-cell>
          <table:table-cell office:value-type="float" office:value="3366505" calcext:value-type="float">
            <text:p>3366505</text:p>
          </table:table-cell>
          <table:table-cell office:value-type="float" office:value="3606970" calcext:value-type="float">
            <text:p>3606970</text:p>
          </table:table-cell>
          <table:table-cell office:value-type="float" office:value="3847435" calcext:value-type="float">
            <text:p>3847435</text:p>
          </table:table-cell>
          <table:table-cell office:value-type="float" office:value="4087899" calcext:value-type="float">
            <text:p>4087899</text:p>
          </table:table-cell>
          <table:table-cell office:value-type="float" office:value="4328364" calcext:value-type="float">
            <text:p>4328364</text:p>
          </table:table-cell>
          <table:table-cell office:value-type="float" office:value="4568829" calcext:value-type="float">
            <text:p>4568829</text:p>
          </table:table-cell>
          <table:table-cell office:value-type="float" office:value="4809294" calcext:value-type="float">
            <text:p>4809294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valid</text:p>
          </table:table-cell>
          <table:table-cell office:value-type="float" office:value="50446" calcext:value-type="float">
            <text:p>50446</text:p>
          </table:table-cell>
          <table:table-cell office:value-type="float" office:value="94037" calcext:value-type="float">
            <text:p>94037</text:p>
          </table:table-cell>
          <table:table-cell office:value-type="float" office:value="139509" calcext:value-type="float">
            <text:p>139509</text:p>
          </table:table-cell>
          <table:table-cell office:value-type="float" office:value="205866" calcext:value-type="float">
            <text:p>205866</text:p>
          </table:table-cell>
          <table:table-cell office:value-type="float" office:value="321884" calcext:value-type="float">
            <text:p>321884</text:p>
          </table:table-cell>
          <table:table-cell office:value-type="float" office:value="458120" calcext:value-type="float">
            <text:p>458120</text:p>
          </table:table-cell>
          <table:table-cell office:value-type="float" office:value="584804" calcext:value-type="float">
            <text:p>584804</text:p>
          </table:table-cell>
          <table:table-cell office:value-type="float" office:value="630052" calcext:value-type="float">
            <text:p>630052</text:p>
          </table:table-cell>
          <table:table-cell office:value-type="float" office:value="690040" calcext:value-type="float">
            <text:p>690040</text:p>
          </table:table-cell>
          <table:table-cell office:value-type="float" office:value="818698" calcext:value-type="float">
            <text:p>818698</text:p>
          </table:table-cell>
          <table:table-cell office:value-type="float" office:value="872997" calcext:value-type="float">
            <text:p>872997</text:p>
          </table:table-cell>
          <table:table-cell office:value-type="float" office:value="964073" calcext:value-type="float">
            <text:p>964073</text:p>
          </table:table-cell>
          <table:table-cell office:value-type="float" office:value="1029808" calcext:value-type="float">
            <text:p>1029808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1154998" calcext:value-type="float">
            <text:p>1154998</text:p>
          </table:table-cell>
          <table:table-cell office:value-type="float" office:value="1208878" calcext:value-type="float">
            <text:p>1208878</text:p>
          </table:table-cell>
          <table:table-cell office:value-type="float" office:value="1288896" calcext:value-type="float">
            <text:p>1288896</text:p>
          </table:table-cell>
          <table:table-cell office:value-type="float" office:value="1348679" calcext:value-type="float">
            <text:p>1348679</text:p>
          </table:table-cell>
          <table:table-cell office:value-type="float" office:value="1414288" calcext:value-type="float">
            <text:p>1414288</text:p>
          </table:table-cell>
          <table:table-cell office:value-type="float" office:value="1474186" calcext:value-type="float">
            <text:p>147418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3.42" calcext:value-type="float">
            <text:p>3.42</text:p>
          </table:table-cell>
          <table:table-cell office:value-type="float" office:value="6.38" calcext:value-type="float">
            <text:p>6.38</text:p>
          </table:table-cell>
          <table:table-cell office:value-type="float" office:value="9.46" calcext:value-type="float">
            <text:p>9.46</text:p>
          </table:table-cell>
          <table:table-cell office:value-type="float" office:value="13.96" calcext:value-type="float">
            <text:p>13.96</text:p>
          </table:table-cell>
          <table:table-cell office:value-type="float" office:value="21.83" calcext:value-type="float">
            <text:p>21.83</text:p>
          </table:table-cell>
          <table:table-cell office:value-type="float" office:value="31.08" calcext:value-type="float">
            <text:p>31.08</text:p>
          </table:table-cell>
          <table:table-cell office:value-type="float" office:value="39.67" calcext:value-type="float">
            <text:p>39.67</text:p>
          </table:table-cell>
          <table:table-cell office:value-type="float" office:value="42.74" calcext:value-type="float">
            <text:p>42.74</text:p>
          </table:table-cell>
          <table:table-cell office:value-type="float" office:value="46.81" calcext:value-type="float">
            <text:p>46.81</text:p>
          </table:table-cell>
          <table:table-cell office:value-type="float" office:value="55.54" calcext:value-type="float">
            <text:p>55.54</text:p>
          </table:table-cell>
          <table:table-cell office:value-type="float" office:value="59.22" calcext:value-type="float">
            <text:p>59.22</text:p>
          </table:table-cell>
          <table:table-cell office:value-type="float" office:value="65.4" calcext:value-type="float">
            <text:p>65.4</text:p>
          </table:table-cell>
          <table:table-cell office:value-type="float" office:value="69.86" calcext:value-type="float">
            <text:p>69.86</text:p>
          </table:table-cell>
          <table:table-cell office:value-type="float" office:value="73.94" calcext:value-type="float">
            <text:p>73.94</text:p>
          </table:table-cell>
          <table:table-cell office:value-type="float" office:value="78.35" calcext:value-type="float">
            <text:p>78.35</text:p>
          </table:table-cell>
          <table:table-cell office:value-type="float" office:value="82" calcext:value-type="float">
            <text:p>82</text:p>
          </table:table-cell>
          <table:table-cell office:value-type="float" office:value="87.43" calcext:value-type="float">
            <text:p>87.43</text:p>
          </table:table-cell>
          <table:table-cell office:value-type="float" office:value="91.49" calcext:value-type="float">
            <text:p>91.49</text:p>
          </table:table-cell>
          <table:table-cell office:value-type="float" office:value="95.94" calcext:value-type="float">
            <text:p>95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expl.</text:p>
          </table:table-cell>
          <table:table-cell office:value-type="float" office:value="8799046" calcext:value-type="float">
            <text:p>8799046</text:p>
          </table:table-cell>
          <table:table-cell office:value-type="float" office:value="17598093" calcext:value-type="float">
            <text:p>17598093</text:p>
          </table:table-cell>
          <table:table-cell office:value-type="float" office:value="26397140" calcext:value-type="float">
            <text:p>26397140</text:p>
          </table:table-cell>
          <table:table-cell office:value-type="float" office:value="35196187" calcext:value-type="float">
            <text:p>35196187</text:p>
          </table:table-cell>
          <table:table-cell office:value-type="float" office:value="43995234" calcext:value-type="float">
            <text:p>43995234</text:p>
          </table:table-cell>
          <table:table-cell office:value-type="float" office:value="52794281" calcext:value-type="float">
            <text:p>52794281</text:p>
          </table:table-cell>
          <table:table-cell office:value-type="float" office:value="61593327" calcext:value-type="float">
            <text:p>61593327</text:p>
          </table:table-cell>
          <table:table-cell office:value-type="float" office:value="70392374" calcext:value-type="float">
            <text:p>70392374</text:p>
          </table:table-cell>
          <table:table-cell office:value-type="float" office:value="79191421" calcext:value-type="float">
            <text:p>79191421</text:p>
          </table:table-cell>
          <table:table-cell office:value-type="float" office:value="87990468" calcext:value-type="float">
            <text:p>87990468</text:p>
          </table:table-cell>
          <table:table-cell office:value-type="float" office:value="96789515" calcext:value-type="float">
            <text:p>96789515</text:p>
          </table:table-cell>
          <table:table-cell office:value-type="float" office:value="105588562" calcext:value-type="float">
            <text:p>105588562</text:p>
          </table:table-cell>
          <table:table-cell office:value-type="float" office:value="114387609" calcext:value-type="float">
            <text:p>114387609</text:p>
          </table:table-cell>
          <table:table-cell office:value-type="float" office:value="123186655" calcext:value-type="float">
            <text:p>123186655</text:p>
          </table:table-cell>
          <table:table-cell office:value-type="float" office:value="131985702" calcext:value-type="float">
            <text:p>131985702</text:p>
          </table:table-cell>
          <table:table-cell office:value-type="float" office:value="140784749" calcext:value-type="float">
            <text:p>140784749</text:p>
          </table:table-cell>
          <table:table-cell office:value-type="float" office:value="149583796" calcext:value-type="float">
            <text:p>149583796</text:p>
          </table:table-cell>
          <table:table-cell office:value-type="float" office:value="158382843" calcext:value-type="float">
            <text:p>158382843</text:p>
          </table:table-cell>
          <table:table-cell office:value-type="float" office:value="167181890" calcext:value-type="float">
            <text:p>167181890</text:p>
          </table:table-cell>
          <table:table-cell office:value-type="float" office:value="175980937" calcext:value-type="float">
            <text:p>175980937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valid</text:p>
          </table:table-cell>
          <table:table-cell office:value-type="float" office:value="1438928" calcext:value-type="float">
            <text:p>1438928</text:p>
          </table:table-cell>
          <table:table-cell office:value-type="float" office:value="2890324" calcext:value-type="float">
            <text:p>2890324</text:p>
          </table:table-cell>
          <table:table-cell office:value-type="float" office:value="4318564" calcext:value-type="float">
            <text:p>4318564</text:p>
          </table:table-cell>
          <table:table-cell office:value-type="float" office:value="6933153" calcext:value-type="float">
            <text:p>6933153</text:p>
          </table:table-cell>
          <table:table-cell office:value-type="float" office:value="11967781" calcext:value-type="float">
            <text:p>11967781</text:p>
          </table:table-cell>
          <table:table-cell office:value-type="float" office:value="16964658" calcext:value-type="float">
            <text:p>16964658</text:p>
          </table:table-cell>
          <table:table-cell office:value-type="float" office:value="19076592" calcext:value-type="float">
            <text:p>19076592</text:p>
          </table:table-cell>
          <table:table-cell office:value-type="float" office:value="20856518" calcext:value-type="float">
            <text:p>20856518</text:p>
          </table:table-cell>
          <table:table-cell office:value-type="float" office:value="25160746" calcext:value-type="float">
            <text:p>25160746</text:p>
          </table:table-cell>
          <table:table-cell office:value-type="float" office:value="27254529" calcext:value-type="float">
            <text:p>27254529</text:p>
          </table:table-cell>
          <table:table-cell office:value-type="float" office:value="30280715" calcext:value-type="float">
            <text:p>30280715</text:p>
          </table:table-cell>
          <table:table-cell office:value-type="float" office:value="32659345" calcext:value-type="float">
            <text:p>32659345</text:p>
          </table:table-cell>
          <table:table-cell office:value-type="float" office:value="34655972" calcext:value-type="float">
            <text:p>34655972</text:p>
          </table:table-cell>
          <table:table-cell office:value-type="float" office:value="36804681" calcext:value-type="float">
            <text:p>36804681</text:p>
          </table:table-cell>
          <table:table-cell office:value-type="float" office:value="38818921" calcext:value-type="float">
            <text:p>38818921</text:p>
          </table:table-cell>
          <table:table-cell office:value-type="float" office:value="41260736" calcext:value-type="float">
            <text:p>41260736</text:p>
          </table:table-cell>
          <table:table-cell office:value-type="float" office:value="43418696" calcext:value-type="float">
            <text:p>43418696</text:p>
          </table:table-cell>
          <table:table-cell office:value-type="float" office:value="45564427" calcext:value-type="float">
            <text:p>45564427</text:p>
          </table:table-cell>
          <table:table-cell office:value-type="float" office:value="47539293" calcext:value-type="float">
            <text:p>47539293</text:p>
          </table:table-cell>
          <table:table-cell office:value-type="float" office:value="49698272" calcext:value-type="float">
            <text:p>4969827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2.9" calcext:value-type="float">
            <text:p>2.9</text:p>
          </table:table-cell>
          <table:table-cell office:value-type="float" office:value="5.82" calcext:value-type="float">
            <text:p>5.82</text:p>
          </table:table-cell>
          <table:table-cell office:value-type="float" office:value="8.69" calcext:value-type="float">
            <text:p>8.69</text:p>
          </table:table-cell>
          <table:table-cell office:value-type="float" office:value="13.95" calcext:value-type="float">
            <text:p>13.95</text:p>
          </table:table-cell>
          <table:table-cell office:value-type="float" office:value="24.08" calcext:value-type="float">
            <text:p>24.08</text:p>
          </table:table-cell>
          <table:table-cell office:value-type="float" office:value="34.14" calcext:value-type="float">
            <text:p>34.14</text:p>
          </table:table-cell>
          <table:table-cell office:value-type="float" office:value="38.38" calcext:value-type="float">
            <text:p>38.38</text:p>
          </table:table-cell>
          <table:table-cell office:value-type="float" office:value="41.97" calcext:value-type="float">
            <text:p>41.97</text:p>
          </table:table-cell>
          <table:table-cell office:value-type="float" office:value="50.63" calcext:value-type="float">
            <text:p>50.63</text:p>
          </table:table-cell>
          <table:table-cell office:value-type="float" office:value="54.84" calcext:value-type="float">
            <text:p>54.84</text:p>
          </table:table-cell>
          <table:table-cell office:value-type="float" office:value="60.93" calcext:value-type="float">
            <text:p>60.93</text:p>
          </table:table-cell>
          <table:table-cell office:value-type="float" office:value="65.72" calcext:value-type="float">
            <text:p>65.72</text:p>
          </table:table-cell>
          <table:table-cell office:value-type="float" office:value="69.73" calcext:value-type="float">
            <text:p>69.73</text:p>
          </table:table-cell>
          <table:table-cell office:value-type="float" office:value="74.06" calcext:value-type="float">
            <text:p>74.06</text:p>
          </table:table-cell>
          <table:table-cell office:value-type="float" office:value="78.11" calcext:value-type="float">
            <text:p>78.11</text:p>
          </table:table-cell>
          <table:table-cell office:value-type="float" office:value="83.02" calcext:value-type="float">
            <text:p>83.02</text:p>
          </table:table-cell>
          <table:table-cell office:value-type="float" office:value="87.36" calcext:value-type="float">
            <text:p>87.36</text:p>
          </table:table-cell>
          <table:table-cell office:value-type="float" office:value="91.68" calcext:value-type="float">
            <text:p>91.68</text:p>
          </table:table-cell>
          <table:table-cell office:value-type="float" office:value="95.66" calcext:value-type="float">
            <text:p>95.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307" calcext:value-type="float">
            <text:p>307</text:p>
          </table:table-cell>
          <table:table-cell office:value-type="float" office:value="615" calcext:value-type="float">
            <text:p>615</text:p>
          </table:table-cell>
          <table:table-cell office:value-type="float" office:value="923" calcext:value-type="float">
            <text:p>923</text:p>
          </table:table-cell>
          <table:table-cell office:value-type="float" office:value="1231" calcext:value-type="float">
            <text:p>1231</text:p>
          </table:table-cell>
          <table:table-cell office:value-type="float" office:value="1538" calcext:value-type="float">
            <text:p>1538</text:p>
          </table:table-cell>
          <table:table-cell office:value-type="float" office:value="1846" calcext:value-type="float">
            <text:p>1846</text:p>
          </table:table-cell>
          <table:table-cell office:value-type="float" office:value="2154" calcext:value-type="float">
            <text:p>2154</text:p>
          </table:table-cell>
          <table:table-cell office:value-type="float" office:value="2462" calcext:value-type="float">
            <text:p>2462</text:p>
          </table:table-cell>
          <table:table-cell office:value-type="float" office:value="2769" calcext:value-type="float">
            <text:p>2769</text:p>
          </table:table-cell>
          <table:table-cell office:value-type="float" office:value="3077" calcext:value-type="float">
            <text:p>3077</text:p>
          </table:table-cell>
          <table:table-cell office:value-type="float" office:value="3385" calcext:value-type="float">
            <text:p>3385</text:p>
          </table:table-cell>
          <table:table-cell office:value-type="float" office:value="3693" calcext:value-type="float">
            <text:p>3693</text:p>
          </table:table-cell>
          <table:table-cell office:value-type="float" office:value="4000" calcext:value-type="float">
            <text:p>4000</text:p>
          </table:table-cell>
          <table:table-cell office:value-type="float" office:value="4308" calcext:value-type="float">
            <text:p>4308</text:p>
          </table:table-cell>
          <table:table-cell office:value-type="float" office:value="4616" calcext:value-type="float">
            <text:p>4616</text:p>
          </table:table-cell>
          <table:table-cell office:value-type="float" office:value="4924" calcext:value-type="float">
            <text:p>4924</text:p>
          </table:table-cell>
          <table:table-cell office:value-type="float" office:value="5231" calcext:value-type="float">
            <text:p>5231</text:p>
          </table:table-cell>
          <table:table-cell office:value-type="float" office:value="5539" calcext:value-type="float">
            <text:p>5539</text:p>
          </table:table-cell>
          <table:table-cell office:value-type="float" office:value="5847" calcext:value-type="float">
            <text:p>5847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76" calcext:value-type="float">
            <text:p>4.76</text:p>
          </table:table-cell>
          <table:table-cell office:value-type="float" office:value="11.9" calcext:value-type="float">
            <text:p>11.9</text:p>
          </table:table-cell>
          <table:table-cell office:value-type="float" office:value="16.67" calcext:value-type="float">
            <text:p>16.67</text:p>
          </table:table-cell>
          <table:table-cell office:value-type="float" office:value="21.43" calcext:value-type="float">
            <text:p>21.43</text:p>
          </table:table-cell>
          <table:table-cell office:value-type="float" office:value="26.19" calcext:value-type="float">
            <text:p>26.19</text:p>
          </table:table-cell>
          <table:table-cell office:value-type="float" office:value="30.95" calcext:value-type="float">
            <text:p>30.95</text:p>
          </table:table-cell>
          <table:table-cell office:value-type="float" office:value="35.71" calcext:value-type="float">
            <text:p>35.71</text:p>
          </table:table-cell>
          <table:table-cell office:value-type="float" office:value="40.48" calcext:value-type="float">
            <text:p>40.48</text:p>
          </table:table-cell>
          <table:table-cell office:value-type="float" office:value="45.24" calcext:value-type="float">
            <text:p>45.24</text:p>
          </table:table-cell>
          <table:table-cell office:value-type="float" office:value="50" calcext:value-type="float">
            <text:p>50</text:p>
          </table:table-cell>
          <table:table-cell office:value-type="float" office:value="54.76" calcext:value-type="float">
            <text:p>54.76</text:p>
          </table:table-cell>
          <table:table-cell office:value-type="float" office:value="59.52" calcext:value-type="float">
            <text:p>59.52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6.19" calcext:value-type="float">
            <text:p>76.19</text:p>
          </table:table-cell>
          <table:table-cell office:value-type="float" office:value="80.95" calcext:value-type="float">
            <text:p>80.95</text:p>
          </table:table-cell>
          <table:table-cell office:value-type="float" office:value="85.71" calcext:value-type="float">
            <text:p>85.71</text:p>
          </table:table-cell>
          <table:table-cell office:value-type="float" office:value="90.48" calcext:value-type="float">
            <text:p>90.48</text:p>
          </table:table-cell>
          <table:table-cell office:value-type="float" office:value="95.24" calcext:value-type="float">
            <text:p>95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1004315" calcext:value-type="float">
            <text:p>1004315</text:p>
          </table:table-cell>
          <table:table-cell office:value-type="float" office:value="2008630" calcext:value-type="float">
            <text:p>2008630</text:p>
          </table:table-cell>
          <table:table-cell office:value-type="float" office:value="3012945" calcext:value-type="float">
            <text:p>3012945</text:p>
          </table:table-cell>
          <table:table-cell office:value-type="float" office:value="4017260" calcext:value-type="float">
            <text:p>4017260</text:p>
          </table:table-cell>
          <table:table-cell office:value-type="float" office:value="5021575" calcext:value-type="float">
            <text:p>5021575</text:p>
          </table:table-cell>
          <table:table-cell office:value-type="float" office:value="6025890" calcext:value-type="float">
            <text:p>6025890</text:p>
          </table:table-cell>
          <table:table-cell office:value-type="float" office:value="7030205" calcext:value-type="float">
            <text:p>7030205</text:p>
          </table:table-cell>
          <table:table-cell office:value-type="float" office:value="8034520" calcext:value-type="float">
            <text:p>8034520</text:p>
          </table:table-cell>
          <table:table-cell office:value-type="float" office:value="9038835" calcext:value-type="float">
            <text:p>9038835</text:p>
          </table:table-cell>
          <table:table-cell office:value-type="float" office:value="10043150" calcext:value-type="float">
            <text:p>10043150</text:p>
          </table:table-cell>
          <table:table-cell office:value-type="float" office:value="11047465" calcext:value-type="float">
            <text:p>11047465</text:p>
          </table:table-cell>
          <table:table-cell office:value-type="float" office:value="12051780" calcext:value-type="float">
            <text:p>12051780</text:p>
          </table:table-cell>
          <table:table-cell office:value-type="float" office:value="13056095" calcext:value-type="float">
            <text:p>13056095</text:p>
          </table:table-cell>
          <table:table-cell office:value-type="float" office:value="14060410" calcext:value-type="float">
            <text:p>14060410</text:p>
          </table:table-cell>
          <table:table-cell office:value-type="float" office:value="15064725" calcext:value-type="float">
            <text:p>15064725</text:p>
          </table:table-cell>
          <table:table-cell office:value-type="float" office:value="16069040" calcext:value-type="float">
            <text:p>16069040</text:p>
          </table:table-cell>
          <table:table-cell office:value-type="float" office:value="17073355" calcext:value-type="float">
            <text:p>17073355</text:p>
          </table:table-cell>
          <table:table-cell office:value-type="float" office:value="18077670" calcext:value-type="float">
            <text:p>18077670</text:p>
          </table:table-cell>
          <table:table-cell office:value-type="float" office:value="19081985" calcext:value-type="float">
            <text:p>19081985</text:p>
          </table:table-cell>
          <table:table-cell office:value-type="float" office:value="20086300" calcext:value-type="float">
            <text:p>2008630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244" calcext:value-type="float">
            <text:p>244</text:p>
          </table:table-cell>
          <table:table-cell office:value-type="float" office:value="486" calcext:value-type="float">
            <text:p>486</text:p>
          </table:table-cell>
          <table:table-cell office:value-type="float" office:value="730" calcext:value-type="float">
            <text:p>730</text:p>
          </table:table-cell>
          <table:table-cell office:value-type="float" office:value="973" calcext:value-type="float">
            <text:p>973</text:p>
          </table:table-cell>
          <table:table-cell office:value-type="float" office:value="1216" calcext:value-type="float">
            <text:p>1216</text:p>
          </table:table-cell>
          <table:table-cell office:value-type="float" office:value="1459" calcext:value-type="float">
            <text:p>1459</text:p>
          </table:table-cell>
          <table:table-cell office:value-type="float" office:value="1702" calcext:value-type="float">
            <text:p>1702</text:p>
          </table:table-cell>
          <table:table-cell office:value-type="float" office:value="1945" calcext:value-type="float">
            <text:p>1945</text:p>
          </table:table-cell>
          <table:table-cell office:value-type="float" office:value="2188" calcext:value-type="float">
            <text:p>2188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8" calcext:value-type="float">
            <text:p>2918</text:p>
          </table:table-cell>
          <table:table-cell office:value-type="float" office:value="3161" calcext:value-type="float">
            <text:p>3161</text:p>
          </table:table-cell>
          <table:table-cell office:value-type="float" office:value="3404" calcext:value-type="float">
            <text:p>3404</text:p>
          </table:table-cell>
          <table:table-cell office:value-type="float" office:value="3647" calcext:value-type="float">
            <text:p>3647</text:p>
          </table:table-cell>
          <table:table-cell office:value-type="float" office:value="3890" calcext:value-type="float">
            <text:p>3890</text:p>
          </table:table-cell>
          <table:table-cell office:value-type="float" office:value="4133" calcext:value-type="float">
            <text:p>4133</text:p>
          </table:table-cell>
          <table:table-cell office:value-type="float" office:value="4377" calcext:value-type="float">
            <text:p>4377</text:p>
          </table:table-cell>
          <table:table-cell office:value-type="float" office:value="4620" calcext:value-type="float">
            <text:p>4620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02" calcext:value-type="float">
            <text:p>5.02</text:p>
          </table:table-cell>
          <table:table-cell office:value-type="float" office:value="10" calcext:value-type="float">
            <text:p>10</text:p>
          </table:table-cell>
          <table:table-cell office:value-type="float" office:value="15.01" calcext:value-type="float">
            <text:p>15.01</text:p>
          </table:table-cell>
          <table:table-cell office:value-type="float" office:value="20.01" calcext:value-type="float">
            <text:p>20.01</text:p>
          </table:table-cell>
          <table:table-cell office:value-type="float" office:value="25.01" calcext:value-type="float">
            <text:p>25.01</text:p>
          </table:table-cell>
          <table:table-cell office:value-type="float" office:value="30.01" calcext:value-type="float">
            <text:p>30.01</text:p>
          </table:table-cell>
          <table:table-cell office:value-type="float" office:value="35.01" calcext:value-type="float">
            <text:p>35.0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.02" calcext:value-type="float">
            <text:p>60.02</text:p>
          </table:table-cell>
          <table:table-cell office:value-type="float" office:value="65.01" calcext:value-type="float">
            <text:p>65.01</text:p>
          </table:table-cell>
          <table:table-cell office:value-type="float" office:value="70.01" calcext:value-type="float">
            <text:p>70.01</text:p>
          </table:table-cell>
          <table:table-cell office:value-type="float" office:value="75.01" calcext:value-type="float">
            <text:p>75.01</text:p>
          </table:table-cell>
          <table:table-cell office:value-type="float" office:value="80.01" calcext:value-type="float">
            <text:p>80.01</text:p>
          </table:table-cell>
          <table:table-cell office:value-type="float" office:value="85.01" calcext:value-type="float">
            <text:p>85.01</text:p>
          </table:table-cell>
          <table:table-cell office:value-type="float" office:value="90.02" calcext:value-type="float">
            <text:p>90.02</text:p>
          </table:table-cell>
          <table:table-cell office:value-type="float" office:value="95.02" calcext:value-type="float">
            <text:p>95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7772793" calcext:value-type="float">
            <text:p>7772793</text:p>
          </table:table-cell>
          <table:table-cell office:value-type="float" office:value="15545587" calcext:value-type="float">
            <text:p>15545587</text:p>
          </table:table-cell>
          <table:table-cell office:value-type="float" office:value="23318380" calcext:value-type="float">
            <text:p>23318380</text:p>
          </table:table-cell>
          <table:table-cell office:value-type="float" office:value="31091174" calcext:value-type="float">
            <text:p>31091174</text:p>
          </table:table-cell>
          <table:table-cell office:value-type="float" office:value="38863968" calcext:value-type="float">
            <text:p>38863968</text:p>
          </table:table-cell>
          <table:table-cell office:value-type="float" office:value="46636761" calcext:value-type="float">
            <text:p>46636761</text:p>
          </table:table-cell>
          <table:table-cell office:value-type="float" office:value="54409555" calcext:value-type="float">
            <text:p>54409555</text:p>
          </table:table-cell>
          <table:table-cell office:value-type="float" office:value="62182348" calcext:value-type="float">
            <text:p>62182348</text:p>
          </table:table-cell>
          <table:table-cell office:value-type="float" office:value="69955142" calcext:value-type="float">
            <text:p>69955142</text:p>
          </table:table-cell>
          <table:table-cell office:value-type="float" office:value="77727936" calcext:value-type="float">
            <text:p>77727936</text:p>
          </table:table-cell>
          <table:table-cell office:value-type="float" office:value="85500729" calcext:value-type="float">
            <text:p>85500729</text:p>
          </table:table-cell>
          <table:table-cell office:value-type="float" office:value="93273523" calcext:value-type="float">
            <text:p>93273523</text:p>
          </table:table-cell>
          <table:table-cell office:value-type="float" office:value="101046316" calcext:value-type="float">
            <text:p>101046316</text:p>
          </table:table-cell>
          <table:table-cell office:value-type="float" office:value="108819110" calcext:value-type="float">
            <text:p>108819110</text:p>
          </table:table-cell>
          <table:table-cell office:value-type="float" office:value="116591904" calcext:value-type="float">
            <text:p>116591904</text:p>
          </table:table-cell>
          <table:table-cell office:value-type="float" office:value="124364697" calcext:value-type="float">
            <text:p>124364697</text:p>
          </table:table-cell>
          <table:table-cell office:value-type="float" office:value="132137491" calcext:value-type="float">
            <text:p>132137491</text:p>
          </table:table-cell>
          <table:table-cell office:value-type="float" office:value="139910284" calcext:value-type="float">
            <text:p>139910284</text:p>
          </table:table-cell>
          <table:table-cell office:value-type="float" office:value="147683078" calcext:value-type="float">
            <text:p>147683078</text:p>
          </table:table-cell>
          <table:table-cell office:value-type="float" office:value="155455872" calcext:value-type="float">
            <text:p>155455872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840" calcext:value-type="float">
            <text:p>840</text:p>
          </table:table-cell>
          <table:table-cell office:value-type="float" office:value="1680" calcext:value-type="float">
            <text:p>1680</text:p>
          </table:table-cell>
          <table:table-cell office:value-type="float" office:value="2520" calcext:value-type="float">
            <text:p>2520</text:p>
          </table:table-cell>
          <table:table-cell office:value-type="float" office:value="3360" calcext:value-type="float">
            <text:p>3360</text:p>
          </table:table-cell>
          <table:table-cell office:value-type="float" office:value="4200" calcext:value-type="float">
            <text:p>4200</text:p>
          </table:table-cell>
          <table:table-cell office:value-type="float" office:value="5039" calcext:value-type="float">
            <text:p>5039</text:p>
          </table:table-cell>
          <table:table-cell office:value-type="float" office:value="5879" calcext:value-type="float">
            <text:p>5879</text:p>
          </table:table-cell>
          <table:table-cell office:value-type="float" office:value="6719" calcext:value-type="float">
            <text:p>6719</text:p>
          </table:table-cell>
          <table:table-cell office:value-type="float" office:value="7558" calcext:value-type="float">
            <text:p>7558</text:p>
          </table:table-cell>
          <table:table-cell office:value-type="float" office:value="8399" calcext:value-type="float">
            <text:p>8399</text:p>
          </table:table-cell>
          <table:table-cell office:value-type="float" office:value="9238" calcext:value-type="float">
            <text:p>9238</text:p>
          </table:table-cell>
          <table:table-cell office:value-type="float" office:value="10079" calcext:value-type="float">
            <text:p>10079</text:p>
          </table:table-cell>
          <table:table-cell office:value-type="float" office:value="10918" calcext:value-type="float">
            <text:p>10918</text:p>
          </table:table-cell>
          <table:table-cell office:value-type="float" office:value="11758" calcext:value-type="float">
            <text:p>11758</text:p>
          </table:table-cell>
          <table:table-cell office:value-type="float" office:value="12598" calcext:value-type="float">
            <text:p>12598</text:p>
          </table:table-cell>
          <table:table-cell office:value-type="float" office:value="13437" calcext:value-type="float">
            <text:p>13437</text:p>
          </table:table-cell>
          <table:table-cell office:value-type="float" office:value="14278" calcext:value-type="float">
            <text:p>14278</text:p>
          </table:table-cell>
          <table:table-cell office:value-type="float" office:value="15117" calcext:value-type="float">
            <text:p>15117</text:p>
          </table:table-cell>
          <table:table-cell office:value-type="float" office:value="15957" calcext:value-type="float">
            <text:p>15957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.01" calcext:value-type="float">
            <text:p>25.0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.01" calcext:value-type="float">
            <text:p>50.01</text:p>
          </table:table-cell>
          <table:table-cell office:value-type="float" office:value="55" calcext:value-type="float">
            <text:p>55</text:p>
          </table:table-cell>
          <table:table-cell office:value-type="float" office:value="60.01" calcext:value-type="float">
            <text:p>60.0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.01" calcext:value-type="float">
            <text:p>75.01</text:p>
          </table:table-cell>
          <table:table-cell office:value-type="float" office:value="80" calcext:value-type="float">
            <text:p>80</text:p>
          </table:table-cell>
          <table:table-cell office:value-type="float" office:value="85.01" calcext:value-type="float">
            <text:p>85.0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5" meta:object-count="0"/>
    <meta:generator>LibreOffice/5.1.6.2$Linux_X86_64 LibreOffice_project/10m0$Build-2</meta:generator>
  </office:meta>
</office:document-meta>
</file>